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Cambria" svg:font-family="Cambria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text-indent="0cm" fo:line-height="100%" fo:margin-top="0.423cm" fo:margin-bottom="0cm" fo:margin-left="0cm" fo:keep-with-next="always" fo:keep-together="always" style:writing-mode="lr-tb"/>
    </style:style>
    <style:style style:name="T1_1" style:family="text">
      <style:text-properties fo:color="#366091" style:font-name="Cambria" fo:font-size="16pt" style:font-name-asian="Cambria" style:font-size-asian="16pt" style:font-name-complex="Cambria" style:font-size-complex="16pt" fo:font-weight="normal" style:font-weight-asian="normal" style:font-weight-complex="normal"/>
    </style:style>
    <style:style style:name="P2" style:family="paragraph" style:parent-style-name="Standard">
      <style:paragraph-properties fo:break-before="auto" fo:text-indent="0cm" fo:line-height="100%" fo:margin-left="0.635cm" style:writing-mode="lr-tb"/>
    </style:style>
    <style:style style:name="T2_1" style:family="text"/>
    <style:style style:name="T2_2" style:family="text">
      <style:text-properties fo:color="#1155cc" style:text-underline-style="solid" style:text-underline-color="font-color"/>
    </style:style>
    <style:style style:name="T2_3" style:family="text"/>
    <style:style style:name="T2_4" style:family="text">
      <style:text-properties fo:color="#1155cc" style:text-underline-style="solid" style:text-underline-color="font-color"/>
    </style:style>
    <style:style style:name="T2_5" style:family="text"/>
    <style:style style:name="T2_6" style:family="text">
      <style:text-properties fo:color="#1155cc" style:text-underline-style="solid" style:text-underline-color="font-color"/>
    </style:style>
    <style:style style:name="T2_7" style:family="text"/>
    <style:style style:name="T2_8" style:family="text">
      <style:text-properties fo:color="#1155cc" style:text-underline-style="solid" style:text-underline-color="font-color"/>
    </style:style>
    <style:style style:name="T2_9" style:family="text"/>
    <style:style style:name="T2_10" style:family="text">
      <style:text-properties fo:color="#1155cc" style:text-underline-style="solid" style:text-underline-color="font-color"/>
    </style:style>
    <style:style style:name="P3" style:family="paragraph" style:parent-style-name="Standard">
      <style:paragraph-properties fo:break-before="auto" fo:text-indent="0cm" fo:line-height="100%" fo:margin-left="0.635cm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T3_3" style:family="text"/>
    <style:style style:name="T3_4" style:family="text">
      <style:text-properties fo:color="#1155cc" style:text-underline-style="solid" style:text-underline-color="font-color"/>
    </style:style>
    <style:style style:name="T3_5" style:family="text"/>
    <style:style style:name="T3_6" style:family="text">
      <style:text-properties fo:color="#1155cc" style:text-underline-style="solid" style:text-underline-color="font-color"/>
    </style:style>
    <style:style style:name="T3_7" style:family="text"/>
    <style:style style:name="T3_8" style:family="text">
      <style:text-properties fo:color="#1155cc" style:text-underline-style="solid" style:text-underline-color="font-color"/>
    </style:style>
    <style:style style:name="T3_9" style:family="text"/>
    <style:style style:name="T3_10" style:family="text">
      <style:text-properties fo:color="#1155cc" style:text-underline-style="solid" style:text-underline-color="font-color"/>
    </style:style>
    <style:style style:name="T3_11" style:family="text"/>
    <style:style style:name="T3_12" style:family="text">
      <style:text-properties fo:color="#1155cc" style:text-underline-style="solid" style:text-underline-color="font-color"/>
    </style:style>
    <style:style style:name="T3_13" style:family="text"/>
    <style:style style:name="T3_14" style:family="text">
      <style:text-properties fo:color="#1155cc" style:text-underline-style="solid" style:text-underline-color="font-color"/>
    </style:style>
    <style:style style:name="T3_15" style:family="text"/>
    <style:style style:name="T3_16" style:family="text">
      <style:text-properties fo:color="#1155cc" style:text-underline-style="solid" style:text-underline-color="font-color"/>
    </style:style>
    <style:style style:name="T3_17" style:family="text"/>
    <style:style style:name="T3_18" style:family="text">
      <style:text-properties fo:color="#1155cc" style:text-underline-style="solid" style:text-underline-color="font-color"/>
    </style:style>
    <style:style style:name="T3_19" style:family="text"/>
    <style:style style:name="T3_20" style:family="text">
      <style:text-properties fo:color="#1155cc" style:text-underline-style="solid" style:text-underline-color="font-color"/>
    </style:style>
    <style:style style:name="T3_21" style:family="text"/>
    <style:style style:name="T3_22" style:family="text">
      <style:text-properties fo:color="#1155cc" style:text-underline-style="solid" style:text-underline-color="font-color"/>
    </style:style>
    <style:style style:name="T3_23" style:family="text"/>
    <style:style style:name="T3_24" style:family="text">
      <style:text-properties fo:color="#1155cc" style:text-underline-style="solid" style:text-underline-color="font-color"/>
    </style:style>
    <style:style style:name="T3_25" style:family="text"/>
    <style:style style:name="T3_26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00%" fo:margin-left="0.635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T4_11" style:family="text"/>
    <style:style style:name="T4_12" style:family="text">
      <style:text-properties fo:color="#1155cc" style:text-underline-style="solid" style:text-underline-color="font-color"/>
    </style:style>
    <style:style style:name="T4_13" style:family="text"/>
    <style:style style:name="T4_14" style:family="text">
      <style:text-properties fo:color="#1155cc" style:text-underline-style="solid" style:text-underline-color="font-color"/>
    </style:style>
    <style:style style:name="T4_15" style:family="text"/>
    <style:style style:name="T4_16" style:family="text">
      <style:text-properties fo:color="#1155cc" style:text-underline-style="solid" style:text-underline-color="font-color"/>
    </style:style>
    <style:style style:name="T4_17" style:family="text"/>
    <style:style style:name="T4_18" style:family="text">
      <style:text-properties fo:color="#1155cc" style:text-underline-style="solid" style:text-underline-color="font-color"/>
    </style:style>
    <style:style style:name="T4_19" style:family="text"/>
    <style:style style:name="T4_20" style:family="text">
      <style:text-properties fo:color="#1155cc" style:text-underline-style="solid" style:text-underline-color="font-color"/>
    </style:style>
    <style:style style:name="T4_21" style:family="text"/>
    <style:style style:name="T4_22" style:family="text">
      <style:text-properties fo:color="#1155cc" style:text-underline-style="solid" style:text-underline-color="font-color"/>
    </style:style>
    <style:style style:name="T4_23" style:family="text"/>
    <style:style style:name="T4_24" style:family="text">
      <style:text-properties fo:color="#1155cc" style:text-underline-style="solid" style:text-underline-color="font-color"/>
    </style:style>
    <style:style style:name="T4_25" style:family="text"/>
    <style:style style:name="T4_26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00%" fo:margin-left="0.635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T5_7" style:family="text"/>
    <style:style style:name="T5_8" style:family="text">
      <style:text-properties fo:color="#1155cc" style:text-underline-style="solid" style:text-underline-color="font-color"/>
    </style:style>
    <style:style style:name="T5_9" style:family="text"/>
    <style:style style:name="T5_10" style:family="text">
      <style:text-properties fo:color="#1155cc" style:text-underline-style="solid" style:text-underline-color="font-color"/>
    </style:style>
    <style:style style:name="T5_11" style:family="text"/>
    <style:style style:name="T5_12" style:family="text">
      <style:text-properties fo:color="#1155cc" style:text-underline-style="solid" style:text-underline-color="font-color"/>
    </style:style>
    <style:style style:name="T5_13" style:family="text"/>
    <style:style style:name="T5_14" style:family="text">
      <style:text-properties fo:color="#1155cc" style:text-underline-style="solid" style:text-underline-color="font-color"/>
    </style:style>
    <style:style style:name="T5_15" style:family="text"/>
    <style:style style:name="T5_16" style:family="text">
      <style:text-properties fo:color="#1155cc" style:text-underline-style="solid" style:text-underline-color="font-color"/>
    </style:style>
    <style:style style:name="T5_17" style:family="text"/>
    <style:style style:name="T5_18" style:family="text">
      <style:text-properties fo:color="#1155cc" style:text-underline-style="solid" style:text-underline-color="font-color"/>
    </style:style>
    <style:style style:name="T5_19" style:family="text"/>
    <style:style style:name="T5_20" style:family="text">
      <style:text-properties fo:color="#1155cc" style:text-underline-style="solid" style:text-underline-color="font-color"/>
    </style:style>
    <style:style style:name="T5_21" style:family="text"/>
    <style:style style:name="T5_22" style:family="text">
      <style:text-properties fo:color="#1155cc" style:text-underline-style="solid" style:text-underline-color="font-color"/>
    </style:style>
    <style:style style:name="T5_23" style:family="text"/>
    <style:style style:name="T5_24" style:family="text">
      <style:text-properties fo:color="#1155cc" style:text-underline-style="solid" style:text-underline-color="font-color"/>
    </style:style>
    <style:style style:name="T5_25" style:family="text"/>
    <style:style style:name="T5_26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00%" fo:margin-left="0.635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T6_9" style:family="text"/>
    <style:style style:name="T6_10" style:family="text">
      <style:text-properties fo:color="#1155cc" style:text-underline-style="solid" style:text-underline-color="font-color"/>
    </style:style>
    <style:style style:name="T6_11" style:family="text"/>
    <style:style style:name="T6_12" style:family="text">
      <style:text-properties fo:color="#1155cc" style:text-underline-style="solid" style:text-underline-color="font-color"/>
    </style:style>
    <style:style style:name="T6_13" style:family="text"/>
    <style:style style:name="T6_14" style:family="text">
      <style:text-properties fo:color="#1155cc" style:text-underline-style="solid" style:text-underline-color="font-color"/>
    </style:style>
    <style:style style:name="T6_15" style:family="text"/>
    <style:style style:name="T6_16" style:family="text">
      <style:text-properties fo:color="#1155cc" style:text-underline-style="solid" style:text-underline-color="font-color"/>
    </style:style>
    <style:style style:name="T6_17" style:family="text"/>
    <style:style style:name="T6_18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00%" fo:margin-left="0.635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00%" fo:margin-left="0.635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T8_7" style:family="text"/>
    <style:style style:name="T8_8" style:family="text">
      <style:text-properties fo:color="#1155cc" style:text-underline-style="solid" style:text-underline-color="font-color"/>
    </style:style>
    <style:style style:name="T8_9" style:family="text"/>
    <style:style style:name="T8_10" style:family="text">
      <style:text-properties fo:color="#1155cc" style:text-underline-style="solid" style:text-underline-color="font-color"/>
    </style:style>
    <style:style style:name="T8_11" style:family="text"/>
    <style:style style:name="T8_12" style:family="text">
      <style:text-properties fo:color="#1155cc" style:text-underline-style="solid" style:text-underline-color="font-color"/>
    </style:style>
    <style:style style:name="T8_13" style:family="text"/>
    <style:style style:name="T8_14" style:family="text">
      <style:text-properties fo:color="#1155cc" style:text-underline-style="solid" style:text-underline-color="font-color"/>
    </style:style>
    <style:style style:name="T8_15" style:family="text"/>
    <style:style style:name="T8_16" style:family="text">
      <style:text-properties fo:color="#1155cc" style:text-underline-style="solid" style:text-underline-color="font-color"/>
    </style:style>
    <style:style style:name="T8_17" style:family="text"/>
    <style:style style:name="T8_18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line-height="100%" style:writing-mode="lr-tb"/>
    </style:style>
    <style:style style:name="P10" style:family="paragraph" style:parent-style-name="Heading_20_1">
      <style:paragraph-properties fo:break-before="auto" fo:line-height="100%" fo:margin-top="0cm" style:writing-mode="lr-tb"/>
    </style:style>
    <style:style style:name="T10_1" style:family="text">
      <style:text-properties fo:color="#000000"/>
    </style:style>
    <style:style style:name="T10_2" style:family="text">
      <style:text-properties fo:color="#000000"/>
    </style:style>
    <style:style style:name="T10_3" style:family="text">
      <style:text-properties fo:color="#000000"/>
    </style:style>
    <style:style style:name="T10_4" style:family="text">
      <style:text-properties fo:color="#000000"/>
    </style:style>
    <style:style style:name="T10_5" style:family="text">
      <style:text-properties fo:color="#000000"/>
    </style:style>
    <style:style style:name="P11" style:family="paragraph" style:parent-style-name="Standard">
      <style:paragraph-properties fo:break-before="auto" fo:line-height="100%" fo:margin-top="0cm" fo:margin-bottom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P12" style:family="paragraph" style:parent-style-name="Standard">
      <style:paragraph-properties fo:break-before="auto" fo:line-height="100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>
      <style:text-properties fo:color="#1155cc" style:text-underline-style="solid" style:text-underline-color="font-color"/>
    </style:style>
    <style:style style:name="T12_125" style:family="text"/>
    <style:style style:name="P13" style:family="paragraph" style:parent-style-name="Standard">
      <style:paragraph-properties fo:break-before="auto" fo:line-height="100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P14" style:family="paragraph" style:parent-style-name="Heading_20_1">
      <style:paragraph-properties fo:break-before="auto" fo:line-height="100%" fo:margin-top="0cm" fo:margin-bottom="0cm" style:writing-mode="lr-tb"/>
    </style:style>
    <style:style style:name="T14_1" style:family="text">
      <style:text-properties fo:color="#000000"/>
    </style:style>
    <style:style style:name="T14_2" style:family="text">
      <style:text-properties fo:color="#000000"/>
    </style:style>
    <style:style style:name="T14_3" style:family="text">
      <style:text-properties fo:color="#000000"/>
    </style:style>
    <style:style style:name="T14_4" style:family="text">
      <style:text-properties fo:color="#000000"/>
    </style:style>
    <style:style style:name="T14_5" style:family="text">
      <style:text-properties fo:color="#000000"/>
    </style:style>
    <style:style style:name="T14_6" style:family="text">
      <style:text-properties fo:color="#000000"/>
    </style:style>
    <style:style style:name="T14_7" style:family="text">
      <style:text-properties fo:color="#000000"/>
    </style:style>
    <style:style style:name="T14_8" style:family="text">
      <style:text-properties fo:color="#000000"/>
    </style:style>
    <style:style style:name="T14_9" style:family="text">
      <style:text-properties fo:color="#000000"/>
    </style:style>
    <style:style style:name="T14_10" style:family="text">
      <style:text-properties fo:color="#000000"/>
    </style:style>
    <style:style style:name="T14_11" style:family="text">
      <style:text-properties fo:color="#000000"/>
    </style:style>
    <style:style style:name="T14_12" style:family="text">
      <style:text-properties fo:color="#000000"/>
    </style:style>
    <style:style style:name="T14_13" style:family="text">
      <style:text-properties fo:color="#000000"/>
    </style:style>
    <style:style style:name="P15" style:family="paragraph" style:parent-style-name="Standard">
      <style:paragraph-properties fo:break-before="auto" fo:text-indent="1.27cm" fo:line-height="100%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able1" style:family="table">
      <style:table-properties table:align="left" style:width="11.959cm" fo:margin-left="-0.203cm"/>
    </style:style>
    <style:style style:name="Column1" style:family="table-column">
      <style:table-column-properties style:column-width="6.615cm"/>
    </style:style>
    <style:style style:name="Column2" style:family="table-column">
      <style:table-column-properties style:column-width="5.345cm"/>
    </style:style>
    <style:style style:name="Row1" style:family="table-row"/>
    <style:style style:name="Cell1" style:family="table-cell">
      <style:table-cell-properties fo:background-color="#dbe5f1" style:vertical-align="middle" fo:border-top="#000000 0.018cm solid" fo:border-bottom="#000000 0.018cm solid" fo:padding-left="0.203cm" fo:border-left="#000000 0.018cm solid" fo:padding-right="0.203cm" fo:border-right="#000000 0.018cm solid"/>
    </style:style>
    <style:style style:name="P16" style:family="paragraph" style:parent-style-name="Standard">
      <style:paragraph-properties fo:text-align="justify" fo:break-before="auto" fo:text-indent="0cm" fo:line-height="100%" fo:margin-top="0cm" fo:margin-bottom="0.423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1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2" style:family="table-cell">
      <style:table-cell-properties fo:background-color="#dbe5f1" style:vertical-align="middle" fo:border-top="#000000 0.018cm solid" fo:border-bottom="#000000 0.018cm solid" fo:padding-left="0.203cm" fo:border-left="#000000 0.018cm solid" fo:padding-right="0.203cm" fo:border-right="#000000 0.018cm solid"/>
    </style:style>
    <style:style style:name="P17" style:family="paragraph" style:parent-style-name="Standard">
      <style:paragraph-properties fo:text-align="justify" fo:break-before="auto" fo:text-indent="0cm" fo:line-height="100%" fo:margin-top="0cm" fo:margin-bottom="0.423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1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8" style:family="paragraph" style:parent-style-name="Standard">
      <style:paragraph-properties fo:text-align="justify" fo:break-before="auto" fo:text-indent="0cm" fo:line-height="100%" fo:margin-top="0cm" fo:margin-bottom="0.423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1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19" style:family="paragraph" style:parent-style-name="Standard">
      <style:paragraph-properties fo:text-align="justify" fo:break-before="auto" fo:text-indent="0cm" fo:line-height="100%" fo:margin-top="0cm" fo:margin-bottom="0.423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0" style:family="paragraph" style:parent-style-name="Standard">
      <style:paragraph-properties fo:text-align="justify" fo:break-before="auto" fo:text-indent="0cm" fo:line-height="100%" fo:margin-top="0cm" fo:margin-bottom="0.423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1" style:family="paragraph" style:parent-style-name="Standard">
      <style:paragraph-properties fo:text-align="justify" fo:break-before="auto" fo:text-indent="0cm" fo:line-height="100%" fo:margin-top="0cm" fo:margin-bottom="0.423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2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2" style:family="paragraph" style:parent-style-name="Standard">
      <style:paragraph-properties fo:text-align="justify" fo:break-before="auto" fo:text-indent="0cm" fo:line-height="100%" fo:margin-top="0cm" fo:margin-bottom="0.423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2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3" style:family="paragraph" style:parent-style-name="Standard">
      <style:paragraph-properties fo:text-align="justify" fo:break-before="auto" fo:text-indent="0cm" fo:line-height="100%" fo:margin-top="0cm" fo:margin-bottom="0.423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2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4" style:family="paragraph" style:parent-style-name="Standard">
      <style:paragraph-properties fo:text-align="justify" fo:break-before="auto" fo:text-indent="0cm" fo:line-height="100%" fo:margin-top="0cm" fo:margin-bottom="0.423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2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5" style:family="paragraph" style:parent-style-name="Standard">
      <style:paragraph-properties fo:text-align="justify" fo:break-before="auto" fo:text-indent="0cm" fo:line-height="100%" fo:margin-top="0cm" fo:margin-bottom="0.423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6" style:family="paragraph" style:parent-style-name="Standard">
      <style:paragraph-properties fo:text-align="justify" fo:break-before="auto" fo:text-indent="0cm" fo:line-height="100%" fo:margin-top="0cm" fo:margin-bottom="0.423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7" style:family="paragraph" style:parent-style-name="Standard">
      <style:paragraph-properties fo:text-align="justify" fo:break-before="auto" fo:text-indent="0cm" fo:line-height="100%" fo:margin-top="0cm" fo:margin-bottom="0.423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8" style:family="paragraph" style:parent-style-name="Standard">
      <style:paragraph-properties fo:text-align="justify" fo:break-before="auto" fo:text-indent="0cm" fo:line-height="100%" fo:margin-top="0cm" fo:margin-bottom="0.423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29" style:family="paragraph" style:parent-style-name="Standard">
      <style:paragraph-properties fo:text-align="justify" fo:break-before="auto" fo:text-indent="0cm" fo:line-height="100%" fo:margin-top="0cm" fo:margin-bottom="0.423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break-before="auto" fo:line-height="100%" style:writing-mode="lr-tb"/>
    </style:style>
    <style:style style:name="P31" style:family="paragraph" style:parent-style-name="Standard">
      <style:paragraph-properties fo:break-before="auto" fo:line-height="100%" style:writing-mode="lr-tb"/>
    </style:style>
    <style:style style:name="P32" style:family="paragraph" style:parent-style-name="Heading_20_1">
      <style:paragraph-properties fo:break-before="auto" fo:line-height="100%" fo:margin-top="0cm" fo:margin-bottom="0cm" style:writing-mode="lr-tb"/>
    </style:style>
    <style:style style:name="T32_1" style:family="text">
      <style:text-properties fo:color="#000000"/>
    </style:style>
    <style:style style:name="T32_2" style:family="text">
      <style:text-properties fo:color="#000000"/>
    </style:style>
    <style:style style:name="T32_3" style:family="text">
      <style:text-properties fo:color="#000000"/>
    </style:style>
    <style:style style:name="T32_4" style:family="text">
      <style:text-properties fo:color="#000000"/>
    </style:style>
    <style:style style:name="T32_5" style:family="text">
      <style:text-properties fo:color="#000000"/>
    </style:style>
    <style:style style:name="T32_6" style:family="text">
      <style:text-properties fo:color="#000000"/>
    </style:style>
    <style:style style:name="T32_7" style:family="text">
      <style:text-properties fo:color="#000000"/>
    </style:style>
    <style:style style:name="T32_8" style:family="text">
      <style:text-properties fo:color="#000000"/>
    </style:style>
    <style:style style:name="T32_9" style:family="text">
      <style:text-properties fo:color="#000000"/>
    </style:style>
    <style:style style:name="T32_10" style:family="text">
      <style:text-properties fo:color="#000000"/>
    </style:style>
    <style:style style:name="T32_11" style:family="text">
      <style:text-properties fo:color="#000000"/>
    </style:style>
    <style:style style:name="T32_12" style:family="text">
      <style:text-properties fo:color="#000000"/>
    </style:style>
    <style:style style:name="T32_13" style:family="text">
      <style:text-properties fo:color="#000000"/>
    </style:style>
    <style:style style:name="P33" style:family="paragraph" style:parent-style-name="Standard">
      <style:paragraph-properties fo:break-before="auto" fo:line-height="100%" style:writing-mode="lr-tb"/>
    </style:style>
    <style:style style:name="P34" style:family="paragraph" style:parent-style-name="Standard">
      <style:paragraph-properties fo:break-before="auto" fo:line-height="100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P35" style:family="paragraph" style:parent-style-name="Standard">
      <style:paragraph-properties fo:break-before="auto" fo:line-height="100%" style:writing-mode="lr-tb"/>
    </style:style>
    <style:style style:name="Table2" style:family="table">
      <style:table-properties table:align="left" style:width="15cm" fo:margin-left="0cm"/>
    </style:style>
    <style:style style:name="Column3" style:family="table-column">
      <style:table-column-properties style:column-width="7.5cm"/>
    </style:style>
    <style:style style:name="Column4" style:family="table-column">
      <style:table-column-properties style:column-width="7.5cm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break-before="auto" fo:line-height="100%" style:writing-mode="lr-tb"/>
    </style:style>
    <style:style style:name="P49" style:family="paragraph" style:parent-style-name="Standard">
      <style:paragraph-properties fo:break-before="auto" fo:line-height="100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P50" style:family="paragraph" style:parent-style-name="Standard">
      <style:paragraph-properties fo:break-before="auto" fo:line-height="100%" style:writing-mode="lr-tb"/>
      <style:text-properties fo:color="#ff0000"/>
    </style:style>
    <style:style style:name="P51" style:family="paragraph" style:parent-style-name="Heading_20_1">
      <style:paragraph-properties fo:break-before="auto" fo:line-height="100%" fo:margin-top="0cm" style:writing-mode="lr-tb"/>
    </style:style>
    <style:style style:name="T51_1" style:family="text">
      <style:text-properties fo:color="#ff0000"/>
    </style:style>
    <style:style style:name="T51_2" style:family="text">
      <style:text-properties fo:color="#ff0000"/>
    </style:style>
    <style:style style:name="T51_3" style:family="text">
      <style:text-properties fo:color="#ff0000"/>
    </style:style>
    <style:style style:name="T51_4" style:family="text">
      <style:text-properties fo:color="#ff0000"/>
    </style:style>
    <style:style style:name="T51_5" style:family="text">
      <style:text-properties fo:color="#ff0000"/>
    </style:style>
    <style:style style:name="T51_6" style:family="text">
      <style:text-properties fo:color="#ff0000"/>
    </style:style>
    <style:style style:name="T51_7" style:family="text">
      <style:text-properties fo:color="#ff0000"/>
    </style:style>
    <style:style style:name="T51_8" style:family="text">
      <style:text-properties fo:color="#ff0000"/>
    </style:style>
    <style:style style:name="T51_9" style:family="text">
      <style:text-properties fo:color="#ff0000"/>
    </style:style>
    <style:style style:name="T51_10" style:family="text">
      <style:text-properties fo:color="#ff0000"/>
    </style:style>
    <style:style style:name="T51_11" style:family="text">
      <style:text-properties fo:color="#ff0000"/>
    </style:style>
    <style:style style:name="T51_12" style:family="text">
      <style:text-properties fo:color="#ff0000"/>
    </style:style>
    <style:style style:name="T51_13" style:family="text">
      <style:text-properties fo:color="#ff0000"/>
    </style:style>
    <style:style style:name="P52" style:family="paragraph" style:parent-style-name="Standard">
      <style:paragraph-properties fo:break-before="auto" fo:line-height="100%" fo:margin-top="0cm" fo:margin-bottom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52_1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52_2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52_3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52_4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52_5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52_6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52_7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52_8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52_9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52_10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52_11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52_12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52_13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52_14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52_15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52_16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52_17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P53" style:family="paragraph" style:parent-style-name="Standard">
      <style:paragraph-properties fo:break-before="auto" fo:line-height="100%" style:writing-mode="lr-tb"/>
    </style:style>
    <style:style style:name="T53_1" style:family="text">
      <style:text-properties fo:color="#ff0000"/>
    </style:style>
    <style:style style:name="T53_2" style:family="text">
      <style:text-properties fo:color="#ff0000"/>
    </style:style>
    <style:style style:name="T53_3" style:family="text">
      <style:text-properties fo:color="#ff0000"/>
    </style:style>
    <style:style style:name="T53_4" style:family="text">
      <style:text-properties fo:color="#ff0000"/>
    </style:style>
    <style:style style:name="T53_5" style:family="text"/>
    <style:style style:name="T53_6" style:family="text">
      <style:text-properties fo:color="#ff0000" style:text-underline-style="solid" style:text-underline-color="font-color"/>
    </style:style>
    <style:style style:name="T53_7" style:family="text"/>
    <style:style style:name="T53_8" style:family="text">
      <style:text-properties fo:color="#ff0000" style:text-underline-style="solid" style:text-underline-color="font-color"/>
    </style:style>
    <style:style style:name="T53_9" style:family="text"/>
    <style:style style:name="T53_10" style:family="text">
      <style:text-properties fo:color="#ff0000" style:text-underline-style="solid" style:text-underline-color="font-color"/>
    </style:style>
    <style:style style:name="T53_11" style:family="text"/>
    <style:style style:name="T53_12" style:family="text">
      <style:text-properties fo:color="#ff0000" style:text-underline-style="solid" style:text-underline-color="font-color"/>
    </style:style>
    <style:style style:name="T53_13" style:family="text"/>
    <style:style style:name="T53_14" style:family="text">
      <style:text-properties fo:color="#ff0000" style:text-underline-style="solid" style:text-underline-color="font-color"/>
    </style:style>
    <style:style style:name="T53_15" style:family="text"/>
    <style:style style:name="T53_16" style:family="text">
      <style:text-properties fo:color="#ff0000" style:text-underline-style="solid" style:text-underline-color="font-color"/>
    </style:style>
    <style:style style:name="T53_17" style:family="text"/>
    <style:style style:name="T53_18" style:family="text">
      <style:text-properties fo:color="#ff0000" style:text-underline-style="solid" style:text-underline-color="font-color"/>
    </style:style>
    <style:style style:name="T53_19" style:family="text">
      <style:text-properties fo:color="#ff0000"/>
    </style:style>
    <style:style style:name="T53_20" style:family="text">
      <style:text-properties fo:color="#ff0000"/>
    </style:style>
    <style:style style:name="T53_21" style:family="text">
      <style:text-properties fo:color="#ff0000"/>
    </style:style>
    <style:style style:name="T53_22" style:family="text">
      <style:text-properties fo:color="#ff0000"/>
    </style:style>
    <style:style style:name="T53_23" style:family="text">
      <style:text-properties fo:color="#ff0000"/>
    </style:style>
    <style:style style:name="T53_24" style:family="text">
      <style:text-properties fo:color="#ff0000"/>
    </style:style>
    <style:style style:name="T53_25" style:family="text">
      <style:text-properties fo:color="#ff0000"/>
    </style:style>
    <style:style style:name="T53_26" style:family="text">
      <style:text-properties fo:color="#ff0000"/>
    </style:style>
    <style:style style:name="T53_27" style:family="text">
      <style:text-properties fo:color="#ff0000"/>
    </style:style>
    <style:style style:name="T53_28" style:family="text">
      <style:text-properties fo:color="#ff0000"/>
    </style:style>
    <style:style style:name="T53_29" style:family="text">
      <style:text-properties fo:color="#ff0000"/>
    </style:style>
    <style:style style:name="T53_30" style:family="text">
      <style:text-properties fo:color="#ff0000"/>
    </style:style>
    <style:style style:name="T53_31" style:family="text">
      <style:text-properties fo:color="#ff0000"/>
    </style:style>
    <style:style style:name="T53_32" style:family="text">
      <style:text-properties fo:color="#ff0000"/>
    </style:style>
    <style:style style:name="T53_33" style:family="text">
      <style:text-properties fo:color="#ff0000"/>
    </style:style>
    <style:style style:name="T53_34" style:family="text">
      <style:text-properties fo:color="#ff0000"/>
    </style:style>
    <style:style style:name="T53_35" style:family="text">
      <style:text-properties fo:color="#ff0000"/>
    </style:style>
    <style:style style:name="T53_36" style:family="text">
      <style:text-properties fo:color="#ff0000"/>
    </style:style>
    <style:style style:name="T53_37" style:family="text">
      <style:text-properties fo:color="#ff0000"/>
    </style:style>
    <style:style style:name="T53_38" style:family="text">
      <style:text-properties fo:color="#ff0000"/>
    </style:style>
    <style:style style:name="T53_39" style:family="text">
      <style:text-properties fo:color="#ff0000"/>
    </style:style>
    <style:style style:name="T53_40" style:family="text">
      <style:text-properties fo:color="#ff0000"/>
    </style:style>
    <style:style style:name="T53_41" style:family="text">
      <style:text-properties fo:color="#ff0000"/>
    </style:style>
    <style:style style:name="T53_42" style:family="text">
      <style:text-properties fo:color="#ff0000"/>
    </style:style>
    <style:style style:name="T53_43" style:family="text">
      <style:text-properties fo:color="#ff0000"/>
    </style:style>
    <style:style style:name="T53_44" style:family="text">
      <style:text-properties fo:color="#ff0000"/>
    </style:style>
    <style:style style:name="T53_45" style:family="text">
      <style:text-properties fo:color="#ff0000"/>
    </style:style>
    <style:style style:name="T53_46" style:family="text">
      <style:text-properties fo:color="#ff0000"/>
    </style:style>
    <style:style style:name="T53_47" style:family="text">
      <style:text-properties fo:color="#ff0000"/>
    </style:style>
    <style:style style:name="T53_48" style:family="text">
      <style:text-properties fo:color="#ff0000"/>
    </style:style>
    <style:style style:name="T53_49" style:family="text">
      <style:text-properties fo:color="#ff0000"/>
    </style:style>
    <style:style style:name="T53_50" style:family="text">
      <style:text-properties fo:color="#ff0000"/>
    </style:style>
    <style:style style:name="T53_51" style:family="text">
      <style:text-properties fo:color="#ff0000"/>
    </style:style>
    <style:style style:name="T53_52" style:family="text">
      <style:text-properties fo:color="#ff0000"/>
    </style:style>
    <style:style style:name="T53_53" style:family="text">
      <style:text-properties fo:color="#ff0000"/>
    </style:style>
    <style:style style:name="T53_54" style:family="text">
      <style:text-properties fo:color="#ff0000"/>
    </style:style>
    <style:style style:name="T53_55" style:family="text">
      <style:text-properties fo:color="#ff0000"/>
    </style:style>
    <style:style style:name="P54" style:family="paragraph" style:parent-style-name="Standard">
      <style:paragraph-properties fo:break-before="auto" fo:line-height="100%" style:writing-mode="lr-tb"/>
    </style:style>
    <style:style style:name="T54_1" style:family="text">
      <style:text-properties fo:color="#ff0000"/>
    </style:style>
    <style:style style:name="T54_2" style:family="text">
      <style:text-properties fo:color="#ff0000"/>
    </style:style>
    <style:style style:name="T54_3" style:family="text">
      <style:text-properties fo:color="#ff0000"/>
    </style:style>
    <style:style style:name="T54_4" style:family="text">
      <style:text-properties fo:color="#ff0000"/>
    </style:style>
    <style:style style:name="T54_5" style:family="text">
      <style:text-properties fo:color="#ff0000"/>
    </style:style>
    <style:style style:name="T54_6" style:family="text">
      <style:text-properties fo:color="#ff0000"/>
    </style:style>
    <style:style style:name="Table3" style:family="table">
      <style:table-properties table:align="left" style:width="8.493cm" fo:margin-left="-0.141cm"/>
    </style:style>
    <style:style style:name="Column5" style:family="table-column">
      <style:table-column-properties style:column-width="2.078cm"/>
    </style:style>
    <style:style style:name="Column6" style:family="table-column">
      <style:table-column-properties style:column-width="1.693cm"/>
    </style:style>
    <style:style style:name="Column7" style:family="table-column">
      <style:table-column-properties style:column-width="2.558cm"/>
    </style:style>
    <style:style style:name="Column8" style:family="table-column">
      <style:table-column-properties style:column-width="2.164cm"/>
    </style:style>
    <style:style style:name="Row14" style:family="table-row"/>
    <style:style style:name="Cell27" style:family="table-cell">
      <style:table-cell-properties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8" style:family="table-cell">
      <style:table-cell-properties fo:background-color="#00b050"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9" style:family="table-cell">
      <style:table-cell-properties fo:background-color="#ffff00"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0" style:family="table-cell">
      <style:table-cell-properties fo:background-color="#ff0000"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5" style:family="table-row"/>
    <style:style style:name="Cell31" style:family="table-cell">
      <style:table-cell-properties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6" style:family="table-row"/>
    <style:style style:name="Cell35" style:family="table-cell">
      <style:table-cell-properties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break-before="auto" fo:line-height="100%" style:writing-mode="lr-tb"/>
    </style:style>
    <style:style style:name="T67_1" style:family="text">
      <style:text-properties fo:color="#ff0000"/>
    </style:style>
    <style:style style:name="P68" style:family="paragraph" style:parent-style-name="Standard">
      <style:paragraph-properties fo:break-before="auto" fo:line-height="100%" style:writing-mode="lr-tb"/>
    </style:style>
    <style:style style:name="T68_1" style:family="text">
      <style:text-properties fo:color="#ff0000"/>
    </style:style>
    <style:style style:name="T68_2" style:family="text">
      <style:text-properties fo:color="#ff0000"/>
    </style:style>
    <style:style style:name="T68_3" style:family="text">
      <style:text-properties fo:color="#ff0000"/>
    </style:style>
    <style:style style:name="T68_4" style:family="text">
      <style:text-properties fo:color="#ff0000"/>
    </style:style>
    <style:style style:name="T68_5" style:family="text">
      <style:text-properties fo:color="#ff0000"/>
    </style:style>
    <style:style style:name="T68_6" style:family="text">
      <style:text-properties fo:color="#ff0000"/>
    </style:style>
    <style:style style:name="T68_7" style:family="text">
      <style:text-properties fo:color="#ff0000"/>
    </style:style>
    <style:style style:name="T68_8" style:family="text">
      <style:text-properties fo:color="#ff0000"/>
    </style:style>
    <style:style style:name="T68_9" style:family="text">
      <style:text-properties fo:color="#ff0000"/>
    </style:style>
    <style:style style:name="T68_10" style:family="text">
      <style:text-properties fo:color="#ff0000"/>
    </style:style>
    <style:style style:name="T68_11" style:family="text">
      <style:text-properties fo:color="#ff0000"/>
    </style:style>
    <style:style style:name="T68_12" style:family="text">
      <style:text-properties fo:color="#ff0000"/>
    </style:style>
    <style:style style:name="T68_13" style:family="text">
      <style:text-properties fo:color="#ff0000"/>
    </style:style>
    <style:style style:name="T68_14" style:family="text">
      <style:text-properties fo:color="#ff0000"/>
    </style:style>
    <style:style style:name="T68_15" style:family="text">
      <style:text-properties fo:color="#ff0000"/>
    </style:style>
    <style:style style:name="T68_16" style:family="text">
      <style:text-properties fo:color="#ff0000"/>
    </style:style>
    <style:style style:name="T68_17" style:family="text">
      <style:text-properties fo:color="#ff0000"/>
    </style:style>
    <style:style style:name="T68_18" style:family="text">
      <style:text-properties fo:color="#ff0000"/>
    </style:style>
    <style:style style:name="T68_19" style:family="text">
      <style:text-properties fo:color="#ff0000"/>
    </style:style>
    <style:style style:name="T68_20" style:family="text">
      <style:text-properties fo:color="#ff0000"/>
    </style:style>
    <style:style style:name="T68_21" style:family="text">
      <style:text-properties fo:color="#ff0000"/>
    </style:style>
    <style:style style:name="T68_22" style:family="text">
      <style:text-properties fo:color="#ff0000"/>
    </style:style>
    <style:style style:name="T68_23" style:family="text">
      <style:text-properties fo:color="#ff0000"/>
    </style:style>
    <style:style style:name="T68_24" style:family="text">
      <style:text-properties fo:color="#ff0000"/>
    </style:style>
    <style:style style:name="T68_25" style:family="text">
      <style:text-properties fo:color="#ff0000"/>
    </style:style>
    <style:style style:name="T68_26" style:family="text">
      <style:text-properties fo:color="#ff0000"/>
    </style:style>
    <style:style style:name="T68_27" style:family="text">
      <style:text-properties fo:color="#ff0000"/>
    </style:style>
    <style:style style:name="T68_28" style:family="text">
      <style:text-properties fo:color="#ff0000"/>
    </style:style>
    <style:style style:name="T68_29" style:family="text">
      <style:text-properties fo:color="#ff0000"/>
    </style:style>
    <style:style style:name="T68_30" style:family="text">
      <style:text-properties fo:color="#ff0000"/>
    </style:style>
    <style:style style:name="T68_31" style:family="text">
      <style:text-properties fo:color="#ff0000"/>
    </style:style>
    <style:style style:name="T68_32" style:family="text">
      <style:text-properties fo:color="#ff0000"/>
    </style:style>
    <style:style style:name="P69" style:family="paragraph" style:parent-style-name="Standard">
      <style:paragraph-properties fo:break-before="auto" fo:line-height="100%" style:writing-mode="lr-tb"/>
    </style:style>
    <style:style style:name="T69_1" style:family="text">
      <style:text-properties fo:color="#ff0000"/>
    </style:style>
    <style:style style:name="T69_2" style:family="text">
      <style:text-properties fo:color="#ff0000"/>
    </style:style>
    <style:style style:name="T69_3" style:family="text">
      <style:text-properties fo:color="#ff0000"/>
    </style:style>
    <style:style style:name="T69_4" style:family="text">
      <style:text-properties fo:color="#ff0000"/>
    </style:style>
    <style:style style:name="T69_5" style:family="text">
      <style:text-properties fo:color="#ff0000"/>
    </style:style>
    <style:style style:name="T69_6" style:family="text">
      <style:text-properties fo:color="#ff0000"/>
    </style:style>
    <style:style style:name="T69_7" style:family="text">
      <style:text-properties fo:color="#ff0000"/>
    </style:style>
    <style:style style:name="T69_8" style:family="text">
      <style:text-properties fo:color="#ff0000"/>
    </style:style>
    <style:style style:name="T69_9" style:family="text">
      <style:text-properties fo:color="#ff0000"/>
    </style:style>
    <style:style style:name="T69_10" style:family="text">
      <style:text-properties fo:color="#ff0000"/>
    </style:style>
    <style:style style:name="T69_11" style:family="text">
      <style:text-properties fo:color="#ff0000"/>
    </style:style>
    <style:style style:name="T69_12" style:family="text">
      <style:text-properties fo:color="#ff0000"/>
    </style:style>
    <style:style style:name="T69_13" style:family="text">
      <style:text-properties fo:color="#ff0000"/>
    </style:style>
    <style:style style:name="T69_14" style:family="text">
      <style:text-properties fo:color="#ff0000"/>
    </style:style>
    <style:style style:name="T69_15" style:family="text">
      <style:text-properties fo:color="#ff0000"/>
    </style:style>
    <style:style style:name="T69_16" style:family="text">
      <style:text-properties fo:color="#ff0000"/>
    </style:style>
    <style:style style:name="T69_17" style:family="text">
      <style:text-properties fo:color="#ff0000"/>
    </style:style>
    <style:style style:name="T69_18" style:family="text">
      <style:text-properties fo:color="#ff0000"/>
    </style:style>
    <style:style style:name="T69_19" style:family="text">
      <style:text-properties fo:color="#ff0000"/>
    </style:style>
    <style:style style:name="T69_20" style:family="text">
      <style:text-properties fo:color="#ff0000"/>
    </style:style>
    <style:style style:name="T69_21" style:family="text">
      <style:text-properties fo:color="#ff0000"/>
    </style:style>
    <style:style style:name="T69_22" style:family="text">
      <style:text-properties fo:color="#ff0000"/>
    </style:style>
    <style:style style:name="T69_23" style:family="text">
      <style:text-properties fo:color="#ff0000"/>
    </style:style>
    <style:style style:name="T69_24" style:family="text">
      <style:text-properties fo:color="#ff0000"/>
    </style:style>
    <style:style style:name="T69_25" style:family="text">
      <style:text-properties fo:color="#ff0000"/>
    </style:style>
    <style:style style:name="T69_26" style:family="text">
      <style:text-properties fo:color="#ff0000"/>
    </style:style>
    <style:style style:name="T69_27" style:family="text">
      <style:text-properties fo:color="#ff0000"/>
    </style:style>
    <style:style style:name="T69_28" style:family="text">
      <style:text-properties fo:color="#ff0000"/>
    </style:style>
    <style:style style:name="T69_29" style:family="text">
      <style:text-properties fo:color="#ff0000"/>
    </style:style>
    <style:style style:name="T69_30" style:family="text">
      <style:text-properties fo:color="#ff0000"/>
    </style:style>
    <style:style style:name="T69_31" style:family="text">
      <style:text-properties fo:color="#ff0000"/>
    </style:style>
    <style:style style:name="T69_32" style:family="text">
      <style:text-properties fo:color="#ff0000"/>
    </style:style>
    <style:style style:name="T69_33" style:family="text">
      <style:text-properties fo:color="#ff0000"/>
    </style:style>
    <style:style style:name="T69_34" style:family="text">
      <style:text-properties fo:color="#ff0000"/>
    </style:style>
    <style:style style:name="P70" style:family="paragraph" style:parent-style-name="Standard">
      <style:paragraph-properties fo:break-before="auto" fo:line-height="100%" style:writing-mode="lr-tb"/>
    </style:style>
    <style:style style:name="T70_1" style:family="text">
      <style:text-properties fo:color="#ff0000"/>
    </style:style>
    <style:style style:name="T70_2" style:family="text">
      <style:text-properties fo:color="#ff0000"/>
    </style:style>
    <style:style style:name="T70_3" style:family="text">
      <style:text-properties fo:color="#ff0000"/>
    </style:style>
    <style:style style:name="T70_4" style:family="text">
      <style:text-properties fo:color="#ff0000"/>
    </style:style>
    <style:style style:name="T70_5" style:family="text">
      <style:text-properties fo:color="#ff0000"/>
    </style:style>
    <style:style style:name="T70_6" style:family="text">
      <style:text-properties fo:color="#ff0000"/>
    </style:style>
    <style:style style:name="T70_7" style:family="text">
      <style:text-properties fo:color="#ff0000"/>
    </style:style>
    <style:style style:name="T70_8" style:family="text">
      <style:text-properties fo:color="#ff0000"/>
    </style:style>
    <style:style style:name="T70_9" style:family="text">
      <style:text-properties fo:color="#ff0000"/>
    </style:style>
    <style:style style:name="T70_10" style:family="text">
      <style:text-properties fo:color="#ff0000"/>
    </style:style>
    <style:style style:name="T70_11" style:family="text">
      <style:text-properties fo:color="#ff0000"/>
    </style:style>
    <style:style style:name="T70_12" style:family="text">
      <style:text-properties fo:color="#ff0000"/>
    </style:style>
    <style:style style:name="T70_13" style:family="text">
      <style:text-properties fo:color="#ff0000"/>
    </style:style>
    <style:style style:name="T70_14" style:family="text">
      <style:text-properties fo:color="#ff0000"/>
    </style:style>
    <style:style style:name="T70_15" style:family="text">
      <style:text-properties fo:color="#ff0000"/>
    </style:style>
    <style:style style:name="T70_16" style:family="text">
      <style:text-properties fo:color="#ff0000"/>
    </style:style>
    <style:style style:name="T70_17" style:family="text">
      <style:text-properties fo:color="#ff0000"/>
    </style:style>
    <style:style style:name="T70_18" style:family="text">
      <style:text-properties fo:color="#ff0000"/>
    </style:style>
    <style:style style:name="T70_19" style:family="text">
      <style:text-properties fo:color="#ff0000"/>
    </style:style>
    <style:style style:name="T70_20" style:family="text">
      <style:text-properties fo:color="#ff0000"/>
    </style:style>
    <style:style style:name="T70_21" style:family="text">
      <style:text-properties fo:color="#ff0000"/>
    </style:style>
    <style:style style:name="T70_22" style:family="text">
      <style:text-properties fo:color="#ff0000"/>
    </style:style>
    <style:style style:name="T70_23" style:family="text">
      <style:text-properties fo:color="#ff0000"/>
    </style:style>
    <style:style style:name="T70_24" style:family="text">
      <style:text-properties fo:color="#ff0000"/>
    </style:style>
    <style:style style:name="T70_25" style:family="text">
      <style:text-properties fo:color="#ff0000"/>
    </style:style>
    <style:style style:name="T70_26" style:family="text">
      <style:text-properties fo:color="#ff0000"/>
    </style:style>
    <style:style style:name="T70_27" style:family="text">
      <style:text-properties fo:color="#ff0000"/>
    </style:style>
    <style:style style:name="T70_28" style:family="text">
      <style:text-properties fo:color="#ff0000"/>
    </style:style>
    <style:style style:name="T70_29" style:family="text">
      <style:text-properties fo:color="#ff0000"/>
    </style:style>
    <style:style style:name="T70_30" style:family="text">
      <style:text-properties fo:color="#ff0000"/>
    </style:style>
    <style:style style:name="P71" style:family="paragraph" style:parent-style-name="Standard">
      <style:paragraph-properties fo:break-before="auto" fo:line-height="100%" style:writing-mode="lr-tb"/>
      <style:text-properties fo:color="#ff0000"/>
    </style:style>
    <style:style style:name="P72" style:family="paragraph" style:parent-style-name="Heading_20_1">
      <style:paragraph-properties fo:break-before="auto" fo:line-height="100%" fo:margin-top="0cm" fo:margin-bottom="0cm" style:writing-mode="lr-tb"/>
    </style:style>
    <style:style style:name="T72_1" style:family="text">
      <style:text-properties fo:color="#ff0000"/>
    </style:style>
    <style:style style:name="T72_2" style:family="text">
      <style:text-properties fo:color="#ff0000"/>
    </style:style>
    <style:style style:name="T72_3" style:family="text">
      <style:text-properties fo:color="#ff0000"/>
    </style:style>
    <style:style style:name="T72_4" style:family="text">
      <style:text-properties fo:color="#ff0000"/>
    </style:style>
    <style:style style:name="T72_5" style:family="text">
      <style:text-properties fo:color="#ff0000"/>
    </style:style>
    <style:style style:name="T72_6" style:family="text">
      <style:text-properties fo:color="#ff0000"/>
    </style:style>
    <style:style style:name="T72_7" style:family="text">
      <style:text-properties fo:color="#ff0000"/>
    </style:style>
    <style:style style:name="T72_8" style:family="text">
      <style:text-properties fo:color="#ff0000"/>
    </style:style>
    <style:style style:name="T72_9" style:family="text">
      <style:text-properties fo:color="#ff0000"/>
    </style:style>
    <style:style style:name="P73" style:family="paragraph" style:parent-style-name="Standard">
      <style:paragraph-properties fo:break-before="auto" fo:line-height="100%" style:writing-mode="lr-tb"/>
    </style:style>
    <style:style style:name="T73_1" style:family="text">
      <style:text-properties fo:color="#ff0000"/>
    </style:style>
    <style:style style:name="T73_2" style:family="text">
      <style:text-properties fo:color="#ff0000"/>
    </style:style>
    <style:style style:name="T73_3" style:family="text">
      <style:text-properties fo:color="#ff0000"/>
    </style:style>
    <style:style style:name="T73_4" style:family="text">
      <style:text-properties fo:color="#ff0000"/>
    </style:style>
    <style:style style:name="T73_5" style:family="text">
      <style:text-properties fo:color="#ff0000"/>
    </style:style>
    <style:style style:name="T73_6" style:family="text">
      <style:text-properties fo:color="#ff0000"/>
    </style:style>
    <style:style style:name="T73_7" style:family="text">
      <style:text-properties fo:color="#ff0000"/>
    </style:style>
    <style:style style:name="T73_8" style:family="text">
      <style:text-properties fo:color="#ff0000"/>
    </style:style>
    <style:style style:name="T73_9" style:family="text">
      <style:text-properties fo:color="#ff0000"/>
    </style:style>
    <style:style style:name="T73_10" style:family="text">
      <style:text-properties fo:color="#ff0000"/>
    </style:style>
    <style:style style:name="T73_11" style:family="text">
      <style:text-properties fo:color="#ff0000"/>
    </style:style>
    <style:style style:name="T73_12" style:family="text">
      <style:text-properties fo:color="#ff0000"/>
    </style:style>
    <style:style style:name="T73_13" style:family="text">
      <style:text-properties fo:color="#ff0000"/>
    </style:style>
    <style:style style:name="T73_14" style:family="text">
      <style:text-properties fo:color="#ff0000"/>
    </style:style>
    <style:style style:name="T73_15" style:family="text">
      <style:text-properties fo:color="#ff0000"/>
    </style:style>
    <style:style style:name="T73_16" style:family="text">
      <style:text-properties fo:color="#ff0000"/>
    </style:style>
    <style:style style:name="P74" style:family="paragraph" style:parent-style-name="Standard">
      <style:paragraph-properties fo:break-before="auto" fo:line-height="100%" style:writing-mode="lr-tb"/>
      <style:text-properties fo:color="#ff0000"/>
    </style:style>
    <style:style style:name="P75" style:family="paragraph" style:parent-style-name="Heading_20_1">
      <style:paragraph-properties fo:break-before="auto" fo:line-height="100%" fo:margin-top="0cm" style:writing-mode="lr-tb"/>
    </style:style>
    <style:style style:name="T75_1" style:family="text">
      <style:text-properties fo:color="#ff0000"/>
    </style:style>
    <style:style style:name="T75_2" style:family="text">
      <style:text-properties fo:color="#ff0000"/>
    </style:style>
    <style:style style:name="T75_3" style:family="text">
      <style:text-properties fo:color="#ff0000"/>
    </style:style>
    <style:style style:name="T75_4" style:family="text">
      <style:text-properties fo:color="#ff0000"/>
    </style:style>
    <style:style style:name="T75_5" style:family="text">
      <style:text-properties fo:color="#ff0000"/>
    </style:style>
    <style:style style:name="P76" style:family="paragraph" style:parent-style-name="Standard">
      <style:paragraph-properties fo:break-before="auto" fo:line-height="100%" fo:margin-top="0cm" fo:margin-bottom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76_1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2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3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4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5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6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7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8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9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10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11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12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13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14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15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16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17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18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19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20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21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22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23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24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25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26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27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28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29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30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31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32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33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34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35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36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37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38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39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40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41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42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43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44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45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46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47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48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49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50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51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52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53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54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55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56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57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58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59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60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61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62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76_63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P77" style:family="paragraph" style:parent-style-name="Standard">
      <style:paragraph-properties fo:break-before="auto" fo:line-height="100%" style:writing-mode="lr-tb"/>
    </style:style>
    <style:style style:name="T77_1" style:family="text">
      <style:text-properties fo:color="#ff0000"/>
    </style:style>
    <style:style style:name="T77_2" style:family="text">
      <style:text-properties fo:color="#ff0000"/>
    </style:style>
    <style:style style:name="T77_3" style:family="text">
      <style:text-properties fo:color="#ff0000"/>
    </style:style>
    <style:style style:name="T77_4" style:family="text">
      <style:text-properties fo:color="#ff0000"/>
    </style:style>
    <style:style style:name="T77_5" style:family="text">
      <style:text-properties fo:color="#ff0000"/>
    </style:style>
    <style:style style:name="T77_6" style:family="text">
      <style:text-properties fo:color="#ff0000"/>
    </style:style>
    <style:style style:name="T77_7" style:family="text">
      <style:text-properties fo:color="#ff0000"/>
    </style:style>
    <style:style style:name="T77_8" style:family="text">
      <style:text-properties fo:color="#ff0000"/>
    </style:style>
    <style:style style:name="T77_9" style:family="text">
      <style:text-properties fo:color="#ff0000"/>
    </style:style>
    <style:style style:name="T77_10" style:family="text">
      <style:text-properties fo:color="#ff0000"/>
    </style:style>
    <style:style style:name="T77_11" style:family="text">
      <style:text-properties fo:color="#ff0000"/>
    </style:style>
    <style:style style:name="T77_12" style:family="text">
      <style:text-properties fo:color="#ff0000"/>
    </style:style>
    <style:style style:name="T77_13" style:family="text">
      <style:text-properties fo:color="#ff0000"/>
    </style:style>
    <style:style style:name="T77_14" style:family="text">
      <style:text-properties fo:color="#ff0000"/>
    </style:style>
    <style:style style:name="T77_15" style:family="text">
      <style:text-properties fo:color="#ff0000"/>
    </style:style>
    <style:style style:name="T77_16" style:family="text">
      <style:text-properties fo:color="#ff0000"/>
    </style:style>
    <style:style style:name="T77_17" style:family="text">
      <style:text-properties fo:color="#ff0000"/>
    </style:style>
    <style:style style:name="T77_18" style:family="text">
      <style:text-properties fo:color="#ff0000"/>
    </style:style>
    <style:style style:name="T77_19" style:family="text">
      <style:text-properties fo:color="#ff0000"/>
    </style:style>
    <style:style style:name="T77_20" style:family="text">
      <style:text-properties fo:color="#ff0000"/>
    </style:style>
    <style:style style:name="T77_21" style:family="text">
      <style:text-properties fo:color="#ff0000"/>
    </style:style>
    <style:style style:name="T77_22" style:family="text">
      <style:text-properties fo:color="#ff0000"/>
    </style:style>
    <style:style style:name="T77_23" style:family="text">
      <style:text-properties fo:color="#ff0000"/>
    </style:style>
    <style:style style:name="T77_24" style:family="text">
      <style:text-properties fo:color="#ff0000"/>
    </style:style>
    <style:style style:name="P78" style:family="paragraph" style:parent-style-name="Standard">
      <style:paragraph-properties fo:break-before="auto" fo:line-height="100%" style:writing-mode="lr-tb"/>
      <style:text-properties fo:color="#ff0000"/>
    </style:style>
    <style:style style:name="P79" style:family="paragraph" style:parent-style-name="Standard">
      <style:paragraph-properties fo:break-before="auto" fo:line-height="100%" style:writing-mode="lr-tb"/>
      <style:text-properties fo:color="#ff0000"/>
    </style:style>
    <style:style style:name="P80" style:family="paragraph" style:parent-style-name="Heading_20_1">
      <style:paragraph-properties fo:break-before="auto" fo:line-height="100%" fo:margin-top="0cm" fo:margin-bottom="0cm" style:writing-mode="lr-tb"/>
    </style:style>
    <style:style style:name="T80_1" style:family="text">
      <style:text-properties fo:color="#000000"/>
    </style:style>
    <style:style style:name="T80_2" style:family="text">
      <style:text-properties fo:color="#000000"/>
    </style:style>
    <style:style style:name="T80_3" style:family="text">
      <style:text-properties fo:color="#000000"/>
    </style:style>
    <style:style style:name="T80_4" style:family="text">
      <style:text-properties fo:color="#000000"/>
    </style:style>
    <style:style style:name="T80_5" style:family="text">
      <style:text-properties fo:color="#000000"/>
    </style:style>
    <style:style style:name="T80_6" style:family="text">
      <style:text-properties fo:color="#000000"/>
    </style:style>
    <style:style style:name="T80_7" style:family="text">
      <style:text-properties fo:color="#000000"/>
    </style:style>
    <style:style style:name="T80_8" style:family="text">
      <style:text-properties fo:color="#000000"/>
    </style:style>
    <style:style style:name="T80_9" style:family="text">
      <style:text-properties fo:color="#000000"/>
    </style:style>
    <style:style style:name="P81" style:family="paragraph" style:parent-style-name="Standard">
      <style:paragraph-properties fo:break-before="auto" fo:line-height="100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T81_71" style:family="text"/>
    <style:style style:name="T81_72" style:family="text"/>
    <style:style style:name="T81_73" style:family="text"/>
    <style:style style:name="T81_74" style:family="text"/>
    <style:style style:name="T81_75" style:family="text"/>
    <style:style style:name="T81_76" style:family="text"/>
    <style:style style:name="T81_77" style:family="text"/>
    <style:style style:name="T81_78" style:family="text"/>
    <style:style style:name="T81_79" style:family="text"/>
    <style:style style:name="T81_80" style:family="text"/>
    <style:style style:name="T81_81" style:family="text"/>
    <style:style style:name="T81_82" style:family="text"/>
    <style:style style:name="T81_83" style:family="text"/>
    <style:style style:name="T81_84" style:family="text"/>
    <style:style style:name="T81_85" style:family="text"/>
    <style:style style:name="T81_86" style:family="text"/>
    <style:style style:name="T81_87" style:family="text"/>
    <style:style style:name="T81_88" style:family="text"/>
    <style:style style:name="T81_89" style:family="text"/>
    <style:style style:name="T81_90" style:family="text"/>
    <style:style style:name="T81_91" style:family="text"/>
    <style:style style:name="T81_92" style:family="text"/>
    <style:style style:name="T81_93" style:family="text"/>
    <style:style style:name="T81_94" style:family="text"/>
    <style:style style:name="T81_95" style:family="text"/>
    <style:style style:name="T81_96" style:family="text"/>
    <style:style style:name="T81_97" style:family="text"/>
    <style:style style:name="T81_98" style:family="text"/>
    <style:style style:name="T81_99" style:family="text"/>
    <style:style style:name="T81_100" style:family="text"/>
    <style:style style:name="T81_101" style:family="text"/>
    <style:style style:name="T81_102" style:family="text"/>
    <style:style style:name="T81_103" style:family="text"/>
    <style:style style:name="T81_104" style:family="text"/>
    <style:style style:name="T81_105" style:family="text"/>
    <style:style style:name="T81_106" style:family="text"/>
    <style:style style:name="T81_107" style:family="text"/>
    <style:style style:name="T81_108" style:family="text"/>
    <style:style style:name="T81_109" style:family="text"/>
    <style:style style:name="T81_110" style:family="text"/>
    <style:style style:name="T81_111" style:family="text"/>
    <style:style style:name="T81_112" style:family="text"/>
    <style:style style:name="T81_113" style:family="text"/>
    <style:style style:name="T81_114" style:family="text"/>
    <style:style style:name="T81_115" style:family="text"/>
    <style:style style:name="T81_116" style:family="text"/>
    <style:style style:name="T81_117" style:family="text"/>
    <style:style style:name="T81_118" style:family="text"/>
    <style:style style:name="T81_119" style:family="text"/>
    <style:style style:name="T81_120" style:family="text"/>
    <style:style style:name="T81_121" style:family="text"/>
    <style:style style:name="T81_122" style:family="text"/>
    <style:style style:name="T81_123" style:family="text"/>
    <style:style style:name="T81_124" style:family="text"/>
    <style:style style:name="T81_125" style:family="text"/>
    <style:style style:name="T81_126" style:family="text"/>
    <style:style style:name="T81_127" style:family="text"/>
    <style:style style:name="T81_128" style:family="text"/>
    <style:style style:name="T81_129" style:family="text"/>
    <style:style style:name="T81_130" style:family="text"/>
    <style:style style:name="T81_131" style:family="text"/>
    <style:style style:name="T81_132" style:family="text"/>
    <style:style style:name="T81_133" style:family="text"/>
    <style:style style:name="T81_134" style:family="text"/>
    <style:style style:name="T81_135" style:family="text"/>
    <style:style style:name="T81_136" style:family="text"/>
    <style:style style:name="T81_137" style:family="text"/>
    <style:style style:name="T81_138" style:family="text"/>
    <style:style style:name="T81_139" style:family="text"/>
    <style:style style:name="T81_140" style:family="text"/>
    <style:style style:name="T81_141" style:family="text"/>
    <style:style style:name="T81_142" style:family="text"/>
    <style:style style:name="T81_143" style:family="text"/>
    <style:style style:name="T81_144" style:family="text"/>
    <style:style style:name="T81_145" style:family="text"/>
    <style:style style:name="T81_146" style:family="text"/>
    <style:style style:name="T81_147" style:family="text"/>
    <style:style style:name="T81_148" style:family="text"/>
    <style:style style:name="T81_149" style:family="text"/>
    <style:style style:name="T81_150" style:family="text"/>
    <style:style style:name="T81_151" style:family="text"/>
    <style:style style:name="T81_152" style:family="text"/>
    <style:style style:name="T81_153" style:family="text"/>
    <style:style style:name="P82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><text:span text:style-name="T1_1">Sumário</text:span></text:p>
      <text:p text:style-name="P2"><text:span text:style-name="T2_1"><text:a xlink:type="simple" xlink:href="#h.30j0zll"><text:span text:style-name="T2_2">Escopo</text:span></text:a></text:span><text:span text:style-name="T2_3"><text:a xlink:type="simple" xlink:href="#h.30j0zll"><text:span text:style-name="T2_4"><text:s/></text:span></text:a></text:span><text:span text:style-name="T2_5"><text:a xlink:type="simple" xlink:href="#h.30j0zll"><text:span text:style-name="T2_6">do</text:span></text:a></text:span><text:span text:style-name="T2_7"><text:a xlink:type="simple" xlink:href="#h.30j0zll"><text:span text:style-name="T2_8"><text:s/></text:span></text:a></text:span><text:span text:style-name="T2_9"><text:a xlink:type="simple" xlink:href="#h.30j0zll"><text:span text:style-name="T2_10">Projeto</text:span></text:a></text:span></text:p>
      <text:p text:style-name="P3"><text:span text:style-name="T3_1"><text:a xlink:type="simple" xlink:href="#h.nuahr24oencz"><text:span text:style-name="T3_2">Organização</text:span></text:a></text:span><text:span text:style-name="T3_3"><text:a xlink:type="simple" xlink:href="#h.nuahr24oencz"><text:span text:style-name="T3_4"><text:s/></text:span></text:a></text:span><text:span text:style-name="T3_5"><text:a xlink:type="simple" xlink:href="#h.nuahr24oencz"><text:span text:style-name="T3_6">do</text:span></text:a></text:span><text:span text:style-name="T3_7"><text:a xlink:type="simple" xlink:href="#h.nuahr24oencz"><text:span text:style-name="T3_8"><text:s/></text:span></text:a></text:span><text:span text:style-name="T3_9"><text:a xlink:type="simple" xlink:href="#h.nuahr24oencz"><text:span text:style-name="T3_10">Projeto</text:span></text:a></text:span><text:span text:style-name="T3_11"><text:a xlink:type="simple" xlink:href="#h.nuahr24oencz"><text:span text:style-name="T3_12"><text:s/></text:span></text:a></text:span><text:span text:style-name="T3_13"><text:a xlink:type="simple" xlink:href="#h.nuahr24oencz"><text:span text:style-name="T3_14">e</text:span></text:a></text:span><text:span text:style-name="T3_15"><text:a xlink:type="simple" xlink:href="#h.nuahr24oencz"><text:span text:style-name="T3_16"><text:s/></text:span></text:a></text:span><text:span text:style-name="T3_17"><text:a xlink:type="simple" xlink:href="#h.nuahr24oencz"><text:span text:style-name="T3_18">Matriz</text:span></text:a></text:span><text:span text:style-name="T3_19"><text:a xlink:type="simple" xlink:href="#h.nuahr24oencz"><text:span text:style-name="T3_20"><text:s/></text:span></text:a></text:span><text:span text:style-name="T3_21"><text:a xlink:type="simple" xlink:href="#h.nuahr24oencz"><text:span text:style-name="T3_22">de</text:span></text:a></text:span><text:span text:style-name="T3_23"><text:a xlink:type="simple" xlink:href="#h.nuahr24oencz"><text:span text:style-name="T3_24"><text:s/></text:span></text:a></text:span><text:span text:style-name="T3_25"><text:a xlink:type="simple" xlink:href="#h.nuahr24oencz"><text:span text:style-name="T3_26">Responsabilidade</text:span></text:a></text:span></text:p>
      <text:p text:style-name="P4"><text:span text:style-name="T4_1"><text:a xlink:type="simple" xlink:href="#h.bse2km9rz6oa"><text:span text:style-name="T4_2">Cronograma</text:span></text:a></text:span><text:span text:style-name="T4_3"><text:a xlink:type="simple" xlink:href="#h.bse2km9rz6oa"><text:span text:style-name="T4_4"><text:s/></text:span></text:a></text:span><text:span text:style-name="T4_5"><text:a xlink:type="simple" xlink:href="#h.bse2km9rz6oa"><text:span text:style-name="T4_6">de</text:span></text:a></text:span><text:span text:style-name="T4_7"><text:a xlink:type="simple" xlink:href="#h.bse2km9rz6oa"><text:span text:style-name="T4_8"><text:s/></text:span></text:a></text:span><text:span text:style-name="T4_9"><text:a xlink:type="simple" xlink:href="#h.bse2km9rz6oa"><text:span text:style-name="T4_10">Execução</text:span></text:a></text:span><text:span text:style-name="T4_11"><text:a xlink:type="simple" xlink:href="#h.bse2km9rz6oa"><text:span text:style-name="T4_12"><text:s/></text:span></text:a></text:span><text:span text:style-name="T4_13"><text:a xlink:type="simple" xlink:href="#h.bse2km9rz6oa"><text:span text:style-name="T4_14">e</text:span></text:a></text:span><text:span text:style-name="T4_15"><text:a xlink:type="simple" xlink:href="#h.bse2km9rz6oa"><text:span text:style-name="T4_16"><text:s/></text:span></text:a></text:span><text:span text:style-name="T4_17"><text:a xlink:type="simple" xlink:href="#h.bse2km9rz6oa"><text:span text:style-name="T4_18">Orçamento</text:span></text:a></text:span><text:span text:style-name="T4_19"><text:a xlink:type="simple" xlink:href="#h.bse2km9rz6oa"><text:span text:style-name="T4_20"><text:s/></text:span></text:a></text:span><text:span text:style-name="T4_21"><text:a xlink:type="simple" xlink:href="#h.bse2km9rz6oa"><text:span text:style-name="T4_22">do</text:span></text:a></text:span><text:span text:style-name="T4_23"><text:a xlink:type="simple" xlink:href="#h.bse2km9rz6oa"><text:span text:style-name="T4_24"><text:s/></text:span></text:a></text:span><text:span text:style-name="T4_25"><text:a xlink:type="simple" xlink:href="#h.bse2km9rz6oa"><text:span text:style-name="T4_26">Projeto</text:span></text:a></text:span></text:p>
      <text:p text:style-name="P5"><text:span text:style-name="T5_1"><text:a xlink:type="simple" xlink:href="#h.1fob9te"><text:span text:style-name="T5_2">Como</text:span></text:a></text:span><text:span text:style-name="T5_3"><text:a xlink:type="simple" xlink:href="#h.1fob9te"><text:span text:style-name="T5_4"><text:s/></text:span></text:a></text:span><text:span text:style-name="T5_5"><text:a xlink:type="simple" xlink:href="#h.1fob9te"><text:span text:style-name="T5_6">será</text:span></text:a></text:span><text:span text:style-name="T5_7"><text:a xlink:type="simple" xlink:href="#h.1fob9te"><text:span text:style-name="T5_8"><text:s/></text:span></text:a></text:span><text:span text:style-name="T5_9"><text:a xlink:type="simple" xlink:href="#h.1fob9te"><text:span text:style-name="T5_10">medido</text:span></text:a></text:span><text:span text:style-name="T5_11"><text:a xlink:type="simple" xlink:href="#h.1fob9te"><text:span text:style-name="T5_12"><text:s/></text:span></text:a></text:span><text:span text:style-name="T5_13"><text:a xlink:type="simple" xlink:href="#h.1fob9te"><text:span text:style-name="T5_14">o</text:span></text:a></text:span><text:span text:style-name="T5_15"><text:a xlink:type="simple" xlink:href="#h.1fob9te"><text:span text:style-name="T5_16"><text:s/></text:span></text:a></text:span><text:span text:style-name="T5_17"><text:a xlink:type="simple" xlink:href="#h.1fob9te"><text:span text:style-name="T5_18">Progresso</text:span></text:a></text:span><text:span text:style-name="T5_19"><text:a xlink:type="simple" xlink:href="#h.1fob9te"><text:span text:style-name="T5_20"><text:s/></text:span></text:a></text:span><text:span text:style-name="T5_21"><text:a xlink:type="simple" xlink:href="#h.1fob9te"><text:span text:style-name="T5_22">do</text:span></text:a></text:span><text:span text:style-name="T5_23"><text:a xlink:type="simple" xlink:href="#h.1fob9te"><text:span text:style-name="T5_24"><text:s/></text:span></text:a></text:span><text:span text:style-name="T5_25"><text:a xlink:type="simple" xlink:href="#h.1fob9te"><text:span text:style-name="T5_26">Projeto</text:span></text:a></text:span></text:p>
      <text:p text:style-name="P6"><text:span text:style-name="T6_1"><text:a xlink:type="simple" xlink:href="#h.lntobyn1bsj4"><text:span text:style-name="T6_2">Gestão</text:span></text:a></text:span><text:span text:style-name="T6_3"><text:a xlink:type="simple" xlink:href="#h.lntobyn1bsj4"><text:span text:style-name="T6_4"><text:s/></text:span></text:a></text:span><text:span text:style-name="T6_5"><text:a xlink:type="simple" xlink:href="#h.lntobyn1bsj4"><text:span text:style-name="T6_6">de</text:span></text:a></text:span><text:span text:style-name="T6_7"><text:a xlink:type="simple" xlink:href="#h.lntobyn1bsj4"><text:span text:style-name="T6_8"><text:s/></text:span></text:a></text:span><text:span text:style-name="T6_9"><text:a xlink:type="simple" xlink:href="#h.lntobyn1bsj4"><text:span text:style-name="T6_10">Riscos</text:span></text:a></text:span><text:span text:style-name="T6_11"><text:a xlink:type="simple" xlink:href="#h.lntobyn1bsj4"><text:span text:style-name="T6_12"><text:s/></text:span></text:a></text:span><text:span text:style-name="T6_13"><text:a xlink:type="simple" xlink:href="#h.lntobyn1bsj4"><text:span text:style-name="T6_14">e</text:span></text:a></text:span><text:span text:style-name="T6_15"><text:a xlink:type="simple" xlink:href="#h.lntobyn1bsj4"><text:span text:style-name="T6_16"><text:s/></text:span></text:a></text:span><text:span text:style-name="T6_17"><text:a xlink:type="simple" xlink:href="#h.lntobyn1bsj4"><text:span text:style-name="T6_18">Problemas</text:span></text:a></text:span></text:p>
      <text:p text:style-name="P7"><text:span text:style-name="T7_1"><text:a xlink:type="simple" xlink:href="#h.1h3ni64rd94m"><text:span text:style-name="T7_2">Gestão</text:span></text:a></text:span><text:span text:style-name="T7_3"><text:a xlink:type="simple" xlink:href="#h.1h3ni64rd94m"><text:span text:style-name="T7_4"><text:s/></text:span></text:a></text:span><text:span text:style-name="T7_5"><text:a xlink:type="simple" xlink:href="#h.1h3ni64rd94m"><text:span text:style-name="T7_6">da</text:span></text:a></text:span><text:span text:style-name="T7_7"><text:a xlink:type="simple" xlink:href="#h.1h3ni64rd94m"><text:span text:style-name="T7_8"><text:s/></text:span></text:a></text:span><text:span text:style-name="T7_9"><text:a xlink:type="simple" xlink:href="#h.1h3ni64rd94m"><text:span text:style-name="T7_10">Comunicação</text:span></text:a></text:span></text:p>
      <text:p text:style-name="P8"><text:span text:style-name="T8_1"><text:a xlink:type="simple" xlink:href="#h.3znysh7"><text:span text:style-name="T8_2">Gestão</text:span></text:a></text:span><text:span text:style-name="T8_3"><text:a xlink:type="simple" xlink:href="#h.3znysh7"><text:span text:style-name="T8_4"><text:s/></text:span></text:a></text:span><text:span text:style-name="T8_5"><text:a xlink:type="simple" xlink:href="#h.3znysh7"><text:span text:style-name="T8_6">de</text:span></text:a></text:span><text:span text:style-name="T8_7"><text:a xlink:type="simple" xlink:href="#h.3znysh7"><text:span text:style-name="T8_8"><text:s/></text:span></text:a></text:span><text:span text:style-name="T8_9"><text:a xlink:type="simple" xlink:href="#h.3znysh7"><text:span text:style-name="T8_10">mudança</text:span></text:a></text:span><text:span text:style-name="T8_11"><text:a xlink:type="simple" xlink:href="#h.3znysh7"><text:span text:style-name="T8_12"><text:s/></text:span></text:a></text:span><text:span text:style-name="T8_13"><text:a xlink:type="simple" xlink:href="#h.3znysh7"><text:span text:style-name="T8_14">de</text:span></text:a></text:span><text:span text:style-name="T8_15"><text:a xlink:type="simple" xlink:href="#h.3znysh7"><text:span text:style-name="T8_16"><text:s/></text:span></text:a></text:span><text:span text:style-name="T8_17"><text:a xlink:type="simple" xlink:href="#h.3znysh7"><text:span text:style-name="T8_18">Escopo</text:span></text:a></text:span></text:p>
      <text:p text:style-name="P9"/>
      <text:list text:style-name="LS1" xml:id="list0">
        <text:list-item>
          <text:h text:style-name="P10" text:outline-level="10"><text:bookmark-start text:name="h.30j0zll"/><text:bookmark-end text:name="h.30j0zll"/><text:span text:style-name="T10_1">Escopo</text:span><text:span text:style-name="T10_2"><text:s/></text:span><text:span text:style-name="T10_3">do</text:span><text:span text:style-name="T10_4"><text:s/></text:span><text:span text:style-name="T10_5">Projeto</text:span></text:h>
        </text:list-item>
      </text:list>
      <text:p text:style-name="P11"/>
      <text:p text:style-name="P12"><text:span text:style-name="T12_1">O</text:span><text:span text:style-name="T12_2"><text:s/></text:span><text:span text:style-name="T12_3">escopo</text:span><text:span text:style-name="T12_4"><text:s/></text:span><text:span text:style-name="T12_5">é</text:span><text:span text:style-name="T12_6"><text:s/></text:span><text:span text:style-name="T12_7">composto</text:span><text:span text:style-name="T12_8"><text:s/></text:span><text:span text:style-name="T12_9">pelos</text:span><text:span text:style-name="T12_10"><text:s/></text:span><text:span text:style-name="T12_11">casos</text:span><text:span text:style-name="T12_12"><text:s/></text:span><text:span text:style-name="T12_13">de</text:span><text:span text:style-name="T12_14"><text:s/></text:span><text:span text:style-name="T12_15">uso</text:span><text:span text:style-name="T12_16"><text:s/>10<text:s/></text:span><text:span text:style-name="T12_17">e</text:span><text:span text:style-name="T12_18"><text:s/>11.<text:s/></text:span><text:span text:style-name="T12_19">Além</text:span><text:span text:style-name="T12_20"><text:s/></text:span><text:span text:style-name="T12_21">disso</text:span><text:span text:style-name="T12_22">,<text:s/></text:span><text:span text:style-name="T12_23">as</text:span><text:span text:style-name="T12_24"><text:s/></text:span><text:span text:style-name="T12_25">correções</text:span><text:span text:style-name="T12_26"><text:s/></text:span><text:span text:style-name="T12_27">dos</text:span><text:span text:style-name="T12_28"><text:s/></text:span><text:span text:style-name="T12_29">casos</text:span><text:span text:style-name="T12_30"><text:s/></text:span><text:span text:style-name="T12_31">de</text:span><text:span text:style-name="T12_32"><text:s/></text:span><text:span text:style-name="T12_33">uso</text:span><text:span text:style-name="T12_34"><text:s/>(</text:span><text:span text:style-name="T12_35">CSU</text:span><text:span text:style-name="T12_36"><text:s/>1,</text:span><text:span text:style-name="T12_37">CSU</text:span><text:span text:style-name="T12_38"><text:s/>3,</text:span><text:span text:style-name="T12_39">CSU</text:span><text:span text:style-name="T12_40"><text:s/>4,</text:span><text:span text:style-name="T12_41">CSU</text:span><text:span text:style-name="T12_42"><text:s/>5,</text:span><text:span text:style-name="T12_43">CSU</text:span><text:span text:style-name="T12_44"><text:s/>8,</text:span><text:span text:style-name="T12_45">CSU</text:span><text:span text:style-name="T12_46"><text:s/>9,</text:span><text:span text:style-name="T12_47">CSU</text:span><text:span text:style-name="T12_48"><text:s/>12,</text:span><text:span text:style-name="T12_49">CSU</text:span><text:span text:style-name="T12_50"><text:s/>13,</text:span><text:span text:style-name="T12_51">CSU</text:span><text:span text:style-name="T12_52"><text:s/>14)<text:s/></text:span><text:span text:style-name="T12_53">tratados</text:span><text:span text:style-name="T12_54"><text:s/></text:span><text:span text:style-name="T12_55">no</text:span><text:span text:style-name="T12_56"><text:s/></text:span><text:span text:style-name="T12_57">projeto</text:span><text:span text:style-name="T12_58"><text:s/></text:span><text:span text:style-name="T12_59">anterior</text:span><text:span text:style-name="T12_60"><text:s/></text:span><text:span text:style-name="T12_61">a</text:span><text:span text:style-name="T12_62"><text:s/></text:span><text:span text:style-name="T12_63">este</text:span><text:span text:style-name="T12_64"><text:s/></text:span><text:span text:style-name="T12_65">que</text:span><text:span text:style-name="T12_66"><text:s/></text:span><text:span text:style-name="T12_67">deu</text:span><text:span text:style-name="T12_68"><text:s/></text:span><text:span text:style-name="T12_69">início</text:span><text:span text:style-name="T12_70"><text:s/></text:span><text:span text:style-name="T12_71">a</text:span><text:span text:style-name="T12_72"><text:s/></text:span><text:span text:style-name="T12_73">este</text:span><text:span text:style-name="T12_74"><text:s/></text:span><text:span text:style-name="T12_75">produto</text:span><text:span text:style-name="T12_76"><text:s/></text:span><text:span text:style-name="T12_77">serão</text:span><text:span text:style-name="T12_78"><text:s/></text:span><text:span text:style-name="T12_79">realizadas</text:span><text:span text:style-name="T12_80">.<text:s/></text:span><text:span text:style-name="T12_81">Todos</text:span><text:span text:style-name="T12_82"><text:s/></text:span><text:span text:style-name="T12_83">os</text:span><text:span text:style-name="T12_84"><text:s/></text:span><text:span text:style-name="T12_85">casos</text:span><text:span text:style-name="T12_86"><text:s/></text:span><text:span text:style-name="T12_87">de</text:span><text:span text:style-name="T12_88"><text:s/></text:span><text:span text:style-name="T12_89">uso</text:span><text:span text:style-name="T12_90"><text:s/></text:span><text:span text:style-name="T12_91">estão</text:span><text:span text:style-name="T12_92"><text:s/></text:span><text:span text:style-name="T12_93">presentes</text:span><text:span text:style-name="T12_94"><text:s/></text:span><text:span text:style-name="T12_95">no</text:span><text:span text:style-name="T12_96"><text:s/></text:span><text:span text:style-name="T12_97">documento</text:span><text:span text:style-name="T12_98"><text:s/></text:span><text:span text:style-name="T12_99">de</text:span><text:span text:style-name="T12_100"><text:s/></text:span><text:span text:style-name="T12_101">EOR</text:span><text:span text:style-name="T12_102"><text:s/>(</text:span><text:span text:style-name="T12_103">especificação</text:span><text:span text:style-name="T12_104"><text:s/></text:span><text:span text:style-name="T12_105">de</text:span><text:span text:style-name="T12_106"><text:s/></text:span><text:span text:style-name="T12_107">objetivos</text:span><text:span text:style-name="T12_108"><text:s/></text:span><text:span text:style-name="T12_109">e</text:span><text:span text:style-name="T12_110"><text:s/></text:span><text:span text:style-name="T12_111">requisitos</text:span><text:span text:style-name="T12_112">)<text:s/></text:span><text:span text:style-name="T12_113">disponível</text:span><text:span text:style-name="T12_114"><text:s/></text:span><text:span text:style-name="T12_115">no</text:span><text:span text:style-name="T12_116"><text:s/></text:span><text:span text:style-name="T12_117">github</text:span><text:span text:style-name="T12_118"><text:s/></text:span><text:span text:style-name="T12_119">pelo</text:span><text:span text:style-name="T12_120"><text:s/></text:span><text:span text:style-name="T12_121">link</text:span><text:span text:style-name="T12_122"><text:s/></text:span><text:span text:style-name="T12_123"><text:a xlink:type="simple" xlink:href="https://github.com/daniel-oliveiravas/SVRI/blob/master/2-Projeto/2.01-Requisitos/Documento%20de%20EOR%20-%20SVRI.odt"><text:span text:style-name="T12_124">aqui</text:span></text:a></text:span><text:span text:style-name="T12_125">.</text:span></text:p>
      <text:p text:style-name="P13"><text:span text:style-name="T13_1">Todo</text:span><text:span text:style-name="T13_2"><text:s/></text:span><text:span text:style-name="T13_3">o</text:span><text:span text:style-name="T13_4"><text:s/></text:span><text:span text:style-name="T13_5">escopo</text:span><text:span text:style-name="T13_6"><text:s/></text:span><text:span text:style-name="T13_7">referente</text:span><text:span text:style-name="T13_8"><text:s/></text:span><text:span text:style-name="T13_9">a</text:span><text:span text:style-name="T13_10"><text:s/></text:span><text:span text:style-name="T13_11">este</text:span><text:span text:style-name="T13_12"><text:s/></text:span><text:span text:style-name="T13_13">projeto</text:span><text:span text:style-name="T13_14"><text:s/></text:span><text:span text:style-name="T13_15">está</text:span><text:span text:style-name="T13_16"><text:s/></text:span><text:span text:style-name="T13_17">especificado</text:span><text:span text:style-name="T13_18"><text:s/></text:span><text:span text:style-name="T13_19">no</text:span><text:span text:style-name="T13_20"><text:s/></text:span><text:span text:style-name="T13_21">documento</text:span><text:span text:style-name="T13_22"><text:s/></text:span><text:span text:style-name="T13_23">de</text:span><text:span text:style-name="T13_24"><text:s/></text:span><text:span text:style-name="T13_25">EOR</text:span><text:span text:style-name="T13_26">.</text:span></text:p>
      <text:list text:style-name="LS1" xml:id="list1" text:continue-list="list0">
        <text:list-item>
          <text:h text:style-name="P14" text:outline-level="10"><text:bookmark-start text:name="h.nuahr24oencz"/><text:bookmark-end text:name="h.nuahr24oencz"/><text:span text:style-name="T14_1">Organização</text:span><text:span text:style-name="T14_2"><text:s/></text:span><text:span text:style-name="T14_3">do</text:span><text:span text:style-name="T14_4"><text:s/></text:span><text:span text:style-name="T14_5">Projeto</text:span><text:span text:style-name="T14_6"><text:s/></text:span><text:span text:style-name="T14_7">e</text:span><text:span text:style-name="T14_8"><text:s/></text:span><text:span text:style-name="T14_9">Matriz</text:span><text:span text:style-name="T14_10"><text:s/></text:span><text:span text:style-name="T14_11">de</text:span><text:span text:style-name="T14_12"><text:s/></text:span><text:span text:style-name="T14_13">Responsabilidade</text:span></text:h>
        </text:list-item>
      </text:list>
      <text:p text:style-name="P15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6"><text:span text:style-name="T16_1">Participante</text:span></text:p>
          </table:table-cell>
          <table:table-cell table:style-name="Cell2">
            <text:p text:style-name="P17"><text:span text:style-name="T17_1">Função</text:span></text:p>
          </table:table-cell>
        </table:table-row>
        <table:table-row table:style-name="Row2">
          <table:table-cell table:style-name="Cell3">
            <text:p text:style-name="P18"><text:span text:style-name="T18_1">Daniel</text:span><text:span text:style-name="T18_2"><text:s/></text:span><text:span text:style-name="T18_3">de</text:span><text:span text:style-name="T18_4"><text:s/></text:span><text:span text:style-name="T18_5">Oliveira</text:span><text:span text:style-name="T18_6"><text:s/></text:span><text:span text:style-name="T18_7">Vasconcelos</text:span></text:p>
          </table:table-cell>
          <table:table-cell table:style-name="Cell4">
            <text:p text:style-name="P19"><text:span text:style-name="T19_1">Scrum</text:span><text:span text:style-name="T19_2"><text:s/></text:span><text:span text:style-name="T19_3">Master</text:span><text:span text:style-name="T19_4"><text:s/>(</text:span><text:span text:style-name="T19_5">Líder</text:span><text:span text:style-name="T19_6"><text:s/></text:span><text:span text:style-name="T19_7">da</text:span><text:span text:style-name="T19_8"><text:s/></text:span><text:span text:style-name="T19_9">equipe</text:span><text:span text:style-name="T19_10"><text:s/></text:span><text:span text:style-name="T19_11">de</text:span><text:span text:style-name="T19_12"><text:s/></text:span><text:span text:style-name="T19_13">desenvolvimento</text:span><text:span text:style-name="T19_14">)</text:span></text:p>
          </table:table-cell>
        </table:table-row>
        <table:table-row table:style-name="Row3">
          <table:table-cell table:style-name="Cell5">
            <text:p text:style-name="P20"><text:span text:style-name="T20_1">Lucas</text:span><text:span text:style-name="T20_2"><text:s/></text:span><text:span text:style-name="T20_3">de</text:span><text:span text:style-name="T20_4"><text:s/></text:span><text:span text:style-name="T20_5">Assis</text:span><text:span text:style-name="T20_6"><text:s/></text:span><text:span text:style-name="T20_7">Rosa</text:span></text:p>
          </table:table-cell>
          <table:table-cell table:style-name="Cell6">
            <text:p text:style-name="P21"><text:span text:style-name="T21_1">Gerente</text:span><text:span text:style-name="T21_2"><text:s/></text:span><text:span text:style-name="T21_3">de</text:span><text:span text:style-name="T21_4"><text:s/></text:span><text:span text:style-name="T21_5">Projeto</text:span></text:p>
          </table:table-cell>
        </table:table-row>
        <table:table-row table:style-name="Row4">
          <table:table-cell table:style-name="Cell7">
            <text:p text:style-name="P22"><text:span text:style-name="T22_1">Lucas</text:span><text:span text:style-name="T22_2"><text:s/></text:span><text:span text:style-name="T22_3">Henrique</text:span><text:span text:style-name="T22_4"><text:s/></text:span><text:span text:style-name="T22_5">Nonato</text:span><text:span text:style-name="T22_6"><text:s/></text:span><text:span text:style-name="T22_7">de</text:span><text:span text:style-name="T22_8"><text:s/></text:span><text:span text:style-name="T22_9">Oliveira</text:span></text:p>
          </table:table-cell>
          <table:table-cell table:style-name="Cell8">
            <text:p text:style-name="P23"><text:span text:style-name="T23_1">Desenvolvedor</text:span></text:p>
          </table:table-cell>
        </table:table-row>
        <table:table-row table:style-name="Row5">
          <table:table-cell table:style-name="Cell9">
            <text:p text:style-name="P24"><text:span text:style-name="T24_1">Marcos</text:span><text:span text:style-name="T24_2"><text:s/></text:span><text:span text:style-name="T24_3">Vinícius</text:span></text:p>
          </table:table-cell>
          <table:table-cell table:style-name="Cell10">
            <text:p text:style-name="P25"><text:span text:style-name="T25_1">Gerente</text:span><text:span text:style-name="T25_2"><text:s/></text:span><text:span text:style-name="T25_3">de</text:span><text:span text:style-name="T25_4"><text:s/></text:span><text:span text:style-name="T25_5">Teste</text:span></text:p>
          </table:table-cell>
        </table:table-row>
        <table:table-row table:style-name="Row6">
          <table:table-cell table:style-name="Cell11">
            <text:p text:style-name="P26"><text:span text:style-name="T26_1">Rafael</text:span><text:span text:style-name="T26_2"><text:s/></text:span><text:span text:style-name="T26_3">Canêdo</text:span></text:p>
          </table:table-cell>
          <table:table-cell table:style-name="Cell12">
            <text:p text:style-name="P27"><text:span text:style-name="T27_1">Desenvolvedor</text:span></text:p>
          </table:table-cell>
        </table:table-row>
        <table:table-row table:style-name="Row7">
          <table:table-cell table:style-name="Cell13">
            <text:p text:style-name="P28"><text:span text:style-name="T28_1">Yuri</text:span><text:span text:style-name="T28_2"><text:s/></text:span><text:span text:style-name="T28_3">Matheus</text:span><text:span text:style-name="T28_4"><text:s/></text:span><text:span text:style-name="T28_5">Dias</text:span></text:p>
          </table:table-cell>
          <table:table-cell table:style-name="Cell14">
            <text:p text:style-name="P29"><text:span text:style-name="T29_1">Gerente</text:span><text:span text:style-name="T29_2"><text:s/></text:span><text:span text:style-name="T29_3">de</text:span><text:span text:style-name="T29_4"><text:s/></text:span><text:span text:style-name="T29_5">Manutenção</text:span></text:p>
          </table:table-cell>
        </table:table-row>
      </table:table>
      <text:p text:style-name="P30"/>
      <text:p text:style-name="P31"/>
      <text:list text:style-name="LS1" xml:id="list2" text:continue-list="list0">
        <text:list-item>
          <text:h text:style-name="P32" text:outline-level="10"><text:bookmark-start text:name="h.bse2km9rz6oa"/><text:bookmark-end text:name="h.bse2km9rz6oa"/><text:span text:style-name="T32_1">Cronograma</text:span><text:span text:style-name="T32_2"><text:s/></text:span><text:span text:style-name="T32_3">de</text:span><text:span text:style-name="T32_4"><text:s/></text:span><text:span text:style-name="T32_5">Execução</text:span><text:span text:style-name="T32_6"><text:s/></text:span><text:span text:style-name="T32_7">e</text:span><text:span text:style-name="T32_8"><text:s/></text:span><text:span text:style-name="T32_9">Orçamento</text:span><text:span text:style-name="T32_10"><text:s/></text:span><text:span text:style-name="T32_11">do</text:span><text:span text:style-name="T32_12"><text:s/></text:span><text:span text:style-name="T32_13">Projeto</text:span></text:h>
        </text:list-item>
      </text:list>
      <text:p text:style-name="P33"/>
      <text:p text:style-name="P34"><text:span text:style-name="T34_1">Este</text:span><text:span text:style-name="T34_2"><text:s/></text:span><text:span text:style-name="T34_3">projeto</text:span><text:span text:style-name="T34_4"><text:s/></text:span><text:span text:style-name="T34_5">possuirá</text:span><text:span text:style-name="T34_6"><text:s/></text:span><text:span text:style-name="T34_7">uma</text:span><text:span text:style-name="T34_8"><text:s/></text:span><text:span text:style-name="T34_9">única</text:span><text:span text:style-name="T34_10"><text:s/></text:span><text:span text:style-name="T34_11">iteração</text:span><text:span text:style-name="T34_12"><text:s/></text:span><text:span text:style-name="T34_13">que</text:span><text:span text:style-name="T34_14"><text:s/></text:span><text:span text:style-name="T34_15">complementará</text:span><text:span text:style-name="T34_16"><text:s/></text:span><text:span text:style-name="T34_17">iterações</text:span><text:span text:style-name="T34_18"><text:s/></text:span><text:span text:style-name="T34_19">realizadas</text:span><text:span text:style-name="T34_20"><text:s/></text:span><text:span text:style-name="T34_21">em</text:span><text:span text:style-name="T34_22"><text:s/></text:span><text:span text:style-name="T34_23">outro</text:span><text:span text:style-name="T34_24"><text:s/></text:span><text:span text:style-name="T34_25">projeto</text:span><text:span text:style-name="T34_26">.<text:s/></text:span><text:span text:style-name="T34_27">Portanto</text:span><text:span text:style-name="T34_28">,<text:s/></text:span><text:span text:style-name="T34_29">nós</text:span><text:span text:style-name="T34_30"><text:s/></text:span><text:span text:style-name="T34_31">teremos</text:span><text:span text:style-name="T34_32"><text:s/></text:span><text:span text:style-name="T34_33">uma</text:span><text:span text:style-name="T34_34"><text:s/></text:span><text:span text:style-name="T34_35">única</text:span><text:span text:style-name="T34_36"><text:s/></text:span><text:span text:style-name="T34_37">sprint</text:span><text:span text:style-name="T34_38"><text:s/></text:span><text:span text:style-name="T34_39">que</text:span><text:span text:style-name="T34_40"><text:s/></text:span><text:span text:style-name="T34_41">terá</text:span><text:span text:style-name="T34_42"><text:s/></text:span><text:span text:style-name="T34_43">início</text:span><text:span text:style-name="T34_44"><text:s/></text:span><text:span text:style-name="T34_45">dia</text:span><text:span text:style-name="T34_46"><text:s/>29/06<text:s/></text:span><text:span text:style-name="T34_47">e</text:span><text:span text:style-name="T34_48"><text:s/></text:span><text:span text:style-name="T34_49">finalizará</text:span><text:span text:style-name="T34_50"><text:s/></text:span><text:span text:style-name="T34_51">dia</text:span><text:span text:style-name="T34_52"><text:s/>05/07.</text:span></text:p>
      <text:p text:style-name="P35"/>
      <table:table table:style-name="Table2">
        <table:table-column table:style-name="Column3"/>
        <table:table-column table:style-name="Column4"/>
        <table:table-row table:style-name="Row8">
          <table:table-cell table:style-name="Cell15">
            <text:p text:style-name="P36"><text:span text:style-name="T36_1">Atividades</text:span></text:p>
          </table:table-cell>
          <table:table-cell table:style-name="Cell16">
            <text:p text:style-name="P37"><text:span text:style-name="T37_1">Datas</text:span></text:p>
          </table:table-cell>
        </table:table-row>
        <table:table-row table:style-name="Row9">
          <table:table-cell table:style-name="Cell17">
            <text:p text:style-name="P38"><text:span text:style-name="T38_1">Sprint</text:span><text:span text:style-name="T38_2"><text:s/></text:span><text:span text:style-name="T38_3">planning</text:span><text:span text:style-name="T38_4"><text:s/>1</text:span></text:p>
          </table:table-cell>
          <table:table-cell table:style-name="Cell18">
            <text:p text:style-name="P39"><text:span text:style-name="T39_1">29/06/2015</text:span></text:p>
          </table:table-cell>
        </table:table-row>
        <table:table-row table:style-name="Row10">
          <table:table-cell table:style-name="Cell19">
            <text:p text:style-name="P40"><text:span text:style-name="T40_1">Sprint</text:span><text:span text:style-name="T40_2"><text:s/></text:span><text:span text:style-name="T40_3">planning</text:span><text:span text:style-name="T40_4"><text:s/>2</text:span></text:p>
          </table:table-cell>
          <table:table-cell table:style-name="Cell20">
            <text:p text:style-name="P41"><text:span text:style-name="T41_1">29/06/2015</text:span></text:p>
          </table:table-cell>
        </table:table-row>
        <table:table-row table:style-name="Row11">
          <table:table-cell table:style-name="Cell21">
            <text:p text:style-name="P42"><text:span text:style-name="T42_1">Planning</text:span><text:span text:style-name="T42_2"><text:s/></text:span><text:span text:style-name="T42_3">Poker</text:span></text:p>
          </table:table-cell>
          <table:table-cell table:style-name="Cell22">
            <text:p text:style-name="P43"><text:span text:style-name="T43_1">30/06/2015</text:span></text:p>
          </table:table-cell>
        </table:table-row>
        <table:table-row table:style-name="Row12">
          <table:table-cell table:style-name="Cell23">
            <text:p text:style-name="P44"><text:span text:style-name="T44_1">Retrospectiva</text:span></text:p>
          </table:table-cell>
          <table:table-cell table:style-name="Cell24">
            <text:p text:style-name="P45"><text:span text:style-name="T45_1">05/07/2015</text:span></text:p>
          </table:table-cell>
        </table:table-row>
        <table:table-row table:style-name="Row13">
          <table:table-cell table:style-name="Cell25">
            <text:p text:style-name="P46"><text:span text:style-name="T46_1">Revisão</text:span></text:p>
          </table:table-cell>
          <table:table-cell table:style-name="Cell26">
            <text:p text:style-name="P47"><text:span text:style-name="T47_1">05/07/2015</text:span></text:p>
          </table:table-cell>
        </table:table-row>
      </table:table>
      <text:p text:style-name="P48"/>
      <text:p text:style-name="P49"><text:span text:style-name="T49_1">As</text:span><text:span text:style-name="T49_2"><text:s/></text:span><text:span text:style-name="T49_3">demais</text:span><text:span text:style-name="T49_4"><text:s/></text:span><text:span text:style-name="T49_5">atividades</text:span><text:span text:style-name="T49_6"><text:s/></text:span><text:span text:style-name="T49_7">do</text:span><text:span text:style-name="T49_8"><text:s/></text:span><text:span text:style-name="T49_9">projeto</text:span><text:span text:style-name="T49_10"><text:s/></text:span><text:span text:style-name="T49_11">serão</text:span><text:span text:style-name="T49_12"><text:s/></text:span><text:span text:style-name="T49_13">definidas</text:span><text:span text:style-name="T49_14"><text:s/></text:span><text:span text:style-name="T49_15">na</text:span><text:span text:style-name="T49_16"><text:s/></text:span><text:span text:style-name="T49_17">reunião</text:span><text:span text:style-name="T49_18"><text:s/></text:span><text:span text:style-name="T49_19">de</text:span><text:span text:style-name="T49_20"><text:s/></text:span><text:span text:style-name="T49_21">planning</text:span><text:span text:style-name="T49_22"><text:s/></text:span><text:span text:style-name="T49_23">poker</text:span><text:span text:style-name="T49_24"><text:s/></text:span><text:span text:style-name="T49_25">e</text:span><text:span text:style-name="T49_26"><text:s/></text:span><text:span text:style-name="T49_27">estarão</text:span><text:span text:style-name="T49_28"><text:s/></text:span><text:span text:style-name="T49_29">documentadas</text:span><text:span text:style-name="T49_30"><text:s/></text:span><text:span text:style-name="T49_31">na</text:span><text:span text:style-name="T49_32"><text:s/></text:span><text:span text:style-name="T49_33">ferramenta</text:span><text:span text:style-name="T49_34"><text:s/></text:span><text:span text:style-name="T49_35">KanbanFlow</text:span><text:span text:style-name="T49_36">.</text:span></text:p>
      <text:p text:style-name="P50"/>
      <text:list text:style-name="LS1" xml:id="list3" text:continue-list="list0">
        <text:list-item>
          <text:h text:style-name="P51" text:outline-level="10"><text:bookmark-start text:name="h.1fob9te"/><text:bookmark-end text:name="h.1fob9te"/><text:span text:style-name="T51_1">Como</text:span><text:span text:style-name="T51_2"><text:s/></text:span><text:span text:style-name="T51_3">será</text:span><text:span text:style-name="T51_4"><text:s/></text:span><text:span text:style-name="T51_5">medido</text:span><text:span text:style-name="T51_6"><text:s/></text:span><text:span text:style-name="T51_7">o</text:span><text:span text:style-name="T51_8"><text:s/></text:span><text:span text:style-name="T51_9">Progresso</text:span><text:span text:style-name="T51_10"><text:s/></text:span><text:span text:style-name="T51_11">do</text:span><text:span text:style-name="T51_12"><text:s/></text:span><text:span text:style-name="T51_13">Projeto</text:span></text:h>
        </text:list-item>
      </text:list>
      <text:p text:style-name="P52"><text:span text:style-name="T52_1">[</text:span><text:span text:style-name="T52_2">Defina</text:span><text:span text:style-name="T52_3"><text:s/></text:span><text:span text:style-name="T52_4">como</text:span><text:span text:style-name="T52_5"><text:s/></text:span><text:span text:style-name="T52_6">será</text:span><text:span text:style-name="T52_7"><text:s/></text:span><text:span text:style-name="T52_8">medido</text:span><text:span text:style-name="T52_9"><text:s/></text:span><text:span text:style-name="T52_10">o</text:span><text:span text:style-name="T52_11"><text:s/></text:span><text:span text:style-name="T52_12">progresso</text:span><text:span text:style-name="T52_13"><text:s/></text:span><text:span text:style-name="T52_14">do</text:span><text:span text:style-name="T52_15"><text:s/></text:span><text:span text:style-name="T52_16">projeto</text:span><text:span text:style-name="T52_17">.<text:s/>]</text:span></text:p>
      <text:p text:style-name="P53"><text:span text:style-name="T53_1">Através</text:span><text:span text:style-name="T53_2"><text:s/></text:span><text:span text:style-name="T53_3">do</text:span><text:span text:style-name="T53_4"><text:s/></text:span><text:span text:style-name="T53_5"><text:a xlink:type="simple" xlink:href="http://escritoriodeprojetos.com.br/gerenciamento-do-valor-agregado.aspx"><text:span text:style-name="T53_6">Gerenciamento</text:span></text:a></text:span><text:span text:style-name="T53_7"><text:a xlink:type="simple" xlink:href="http://escritoriodeprojetos.com.br/gerenciamento-do-valor-agregado.aspx"><text:span text:style-name="T53_8"><text:s/></text:span></text:a></text:span><text:span text:style-name="T53_9"><text:a xlink:type="simple" xlink:href="http://escritoriodeprojetos.com.br/gerenciamento-do-valor-agregado.aspx"><text:span text:style-name="T53_10">do</text:span></text:a></text:span><text:span text:style-name="T53_11"><text:a xlink:type="simple" xlink:href="http://escritoriodeprojetos.com.br/gerenciamento-do-valor-agregado.aspx"><text:span text:style-name="T53_12"><text:s/></text:span></text:a></text:span><text:span text:style-name="T53_13"><text:a xlink:type="simple" xlink:href="http://escritoriodeprojetos.com.br/gerenciamento-do-valor-agregado.aspx"><text:span text:style-name="T53_14">valor</text:span></text:a></text:span><text:span text:style-name="T53_15"><text:a xlink:type="simple" xlink:href="http://escritoriodeprojetos.com.br/gerenciamento-do-valor-agregado.aspx"><text:span text:style-name="T53_16"><text:s/></text:span></text:a></text:span><text:span text:style-name="T53_17"><text:a xlink:type="simple" xlink:href="http://escritoriodeprojetos.com.br/gerenciamento-do-valor-agregado.aspx"><text:span text:style-name="T53_18">agregado</text:span></text:a></text:span><text:span text:style-name="T53_19"><text:s/></text:span><text:span text:style-name="T53_20">e</text:span><text:span text:style-name="T53_21"><text:s/></text:span><text:span text:style-name="T53_22">de</text:span><text:span text:style-name="T53_23"><text:s/></text:span><text:span text:style-name="T53_24">seus</text:span><text:span text:style-name="T53_25"><text:s/></text:span><text:span text:style-name="T53_26">indicadores</text:span><text:span text:style-name="T53_27"><text:s/></text:span><text:span text:style-name="T53_28">de</text:span><text:span text:style-name="T53_29"><text:s/></text:span><text:span text:style-name="T53_30">prazo</text:span><text:span text:style-name="T53_31"><text:s/></text:span><text:span text:style-name="T53_32">e</text:span><text:span text:style-name="T53_33"><text:s/></text:span><text:span text:style-name="T53_34">custo</text:span><text:span text:style-name="T53_35"><text:s/>(</text:span><text:span text:style-name="T53_36">SPI</text:span><text:span text:style-name="T53_37"><text:s/>&amp;<text:s/></text:span><text:span text:style-name="T53_38">CPI</text:span><text:span text:style-name="T53_39">)<text:s/></text:span><text:span text:style-name="T53_40">e</text:span><text:span text:style-name="T53_41"><text:s/></text:span><text:span text:style-name="T53_42">semáforos</text:span><text:span text:style-name="T53_43"><text:s/></text:span><text:span text:style-name="T53_44">para</text:span><text:span text:style-name="T53_45"><text:s/></text:span><text:span text:style-name="T53_46">indicar</text:span><text:span text:style-name="T53_47"><text:s/></text:span><text:span text:style-name="T53_48">o</text:span><text:span text:style-name="T53_49"><text:s/></text:span><text:span text:style-name="T53_50">progresso</text:span><text:span text:style-name="T53_51"><text:s/></text:span><text:span text:style-name="T53_52">do</text:span><text:span text:style-name="T53_53"><text:s/></text:span><text:span text:style-name="T53_54">projeto</text:span><text:span text:style-name="T53_55">.<text:s/></text:span></text:p>
      <text:p text:style-name="P54"><text:span text:style-name="T54_1">Os</text:span><text:span text:style-name="T54_2"><text:s/></text:span><text:span text:style-name="T54_3">critérios</text:span><text:span text:style-name="T54_4"><text:s/></text:span><text:span text:style-name="T54_5">serão</text:span><text:span text:style-name="T54_6">:</text:span></text:p>
      <table:table table:style-name="Table3">
        <table:table-column table:style-name="Column5"/>
        <table:table-column table:style-name="Column6"/>
        <table:table-column table:style-name="Column7"/>
        <table:table-column table:style-name="Column8"/>
        <table:table-row table:style-name="Row14">
          <table:table-cell table:style-name="Cell27">
            <text:p text:style-name="P55"><text:span text:style-name="T55_1">Indicador</text:span></text:p>
          </table:table-cell>
          <table:table-cell table:style-name="Cell28">
            <text:p text:style-name="P56"><text:span text:style-name="T56_1">Verde</text:span></text:p>
          </table:table-cell>
          <table:table-cell table:style-name="Cell29">
            <text:p text:style-name="P57"><text:span text:style-name="T57_1">Amarelo</text:span></text:p>
          </table:table-cell>
          <table:table-cell table:style-name="Cell30">
            <text:p text:style-name="P58"><text:span text:style-name="T58_1">Vermelho</text:span></text:p>
          </table:table-cell>
        </table:table-row>
        <table:table-row table:style-name="Row15">
          <table:table-cell table:style-name="Cell31">
            <text:p text:style-name="P59"><text:span text:style-name="T59_1">SPI</text:span></text:p>
          </table:table-cell>
          <table:table-cell table:style-name="Cell32">
            <text:p text:style-name="P60"><text:span text:style-name="T60_1">&gt;=<text:s/>1.0</text:span></text:p>
          </table:table-cell>
          <table:table-cell table:style-name="Cell33">
            <text:p text:style-name="P61"><text:span text:style-name="T61_1">&gt;=<text:s/>0.9<text:s/>&lt;<text:s/>1.0</text:span></text:p>
          </table:table-cell>
          <table:table-cell table:style-name="Cell34">
            <text:p text:style-name="P62"><text:span text:style-name="T62_1">&lt;<text:s/>0.9</text:span></text:p>
          </table:table-cell>
        </table:table-row>
        <table:table-row table:style-name="Row16">
          <table:table-cell table:style-name="Cell35">
            <text:p text:style-name="P63"><text:span text:style-name="T63_1">CPI</text:span></text:p>
          </table:table-cell>
          <table:table-cell table:style-name="Cell36">
            <text:p text:style-name="P64"><text:span text:style-name="T64_1">&gt;=<text:s/>1.0</text:span></text:p>
          </table:table-cell>
          <table:table-cell table:style-name="Cell37">
            <text:p text:style-name="P65"><text:span text:style-name="T65_1">&gt;=<text:s/>0.9<text:s/>&lt;<text:s/>1.0</text:span></text:p>
          </table:table-cell>
          <table:table-cell table:style-name="Cell38">
            <text:p text:style-name="P66"><text:span text:style-name="T66_1">&lt;<text:s/>0.9</text:span></text:p>
          </table:table-cell>
        </table:table-row>
      </table:table>
      <text:p text:style-name="P67"><text:span text:style-name="T67_1"> </text:span></text:p>
      <text:p text:style-name="P68"><text:span text:style-name="T68_1">Para</text:span><text:span text:style-name="T68_2"><text:s/></text:span><text:span text:style-name="T68_3">isso</text:span><text:span text:style-name="T68_4">,<text:s/></text:span><text:span text:style-name="T68_5">a</text:span><text:span text:style-name="T68_6"><text:s/></text:span><text:span text:style-name="T68_7">linha</text:span><text:span text:style-name="T68_8"><text:s/></text:span><text:span text:style-name="T68_9">base</text:span><text:span text:style-name="T68_10"><text:s/></text:span><text:span text:style-name="T68_11">de</text:span><text:span text:style-name="T68_12"><text:s/></text:span><text:span text:style-name="T68_13">tempo</text:span><text:span text:style-name="T68_14"><text:s/></text:span><text:span text:style-name="T68_15">e</text:span><text:span text:style-name="T68_16"><text:s/></text:span><text:span text:style-name="T68_17">custos</text:span><text:span text:style-name="T68_18"><text:s/></text:span><text:span text:style-name="T68_19">é</text:span><text:span text:style-name="T68_20"><text:s/></text:span><text:span text:style-name="T68_21">salva</text:span><text:span text:style-name="T68_22"><text:s/></text:span><text:span text:style-name="T68_23">após</text:span><text:span text:style-name="T68_24"><text:s/></text:span><text:span text:style-name="T68_25">a</text:span><text:span text:style-name="T68_26"><text:s/></text:span><text:span text:style-name="T68_27">conclusão</text:span><text:span text:style-name="T68_28"><text:s/></text:span><text:span text:style-name="T68_29">do</text:span><text:span text:style-name="T68_30"><text:s/></text:span><text:span text:style-name="T68_31">planejamento</text:span><text:span text:style-name="T68_32">.<text:s/></text:span></text:p>
      <text:p text:style-name="P69"><text:span text:style-name="T69_1">Após</text:span><text:span text:style-name="T69_2"><text:s/></text:span><text:span text:style-name="T69_3">isso</text:span><text:span text:style-name="T69_4">,<text:s/></text:span><text:span text:style-name="T69_5">será</text:span><text:span text:style-name="T69_6"><text:s/></text:span><text:span text:style-name="T69_7">feito</text:span><text:span text:style-name="T69_8"><text:s/></text:span><text:span text:style-name="T69_9">o</text:span><text:span text:style-name="T69_10"><text:s/></text:span><text:span text:style-name="T69_11">acompanhamento</text:span><text:span text:style-name="T69_12"><text:s/></text:span><text:span text:style-name="T69_13">semanal</text:span><text:span text:style-name="T69_14"><text:s/></text:span><text:span text:style-name="T69_15">entre</text:span><text:span text:style-name="T69_16"><text:s/></text:span><text:span text:style-name="T69_17">o</text:span><text:span text:style-name="T69_18"><text:s/></text:span><text:span text:style-name="T69_19">planejado</text:span><text:span text:style-name="T69_20"><text:s/>(</text:span><text:span text:style-name="T69_21">linha</text:span><text:span text:style-name="T69_22"><text:s/></text:span><text:span text:style-name="T69_23">de</text:span><text:span text:style-name="T69_24"><text:s/></text:span><text:span text:style-name="T69_25">base</text:span><text:span text:style-name="T69_26"><text:s/></text:span><text:span text:style-name="T69_27">salva</text:span><text:span text:style-name="T69_28">)<text:s/></text:span><text:span text:style-name="T69_29">com</text:span><text:span text:style-name="T69_30"><text:s/></text:span><text:span text:style-name="T69_31">o</text:span><text:span text:style-name="T69_32"><text:s/></text:span><text:span text:style-name="T69_33">realizado</text:span><text:span text:style-name="T69_34">.</text:span></text:p>
      <text:p text:style-name="P70"><text:span text:style-name="T70_1">A</text:span><text:span text:style-name="T70_2"><text:s/></text:span><text:span text:style-name="T70_3">comunicação</text:span><text:span text:style-name="T70_4"><text:s/></text:span><text:span text:style-name="T70_5">dos</text:span><text:span text:style-name="T70_6"><text:s/></text:span><text:span text:style-name="T70_7">indicadores</text:span><text:span text:style-name="T70_8"><text:s/></text:span><text:span text:style-name="T70_9">será</text:span><text:span text:style-name="T70_10"><text:s/></text:span><text:span text:style-name="T70_11">feita</text:span><text:span text:style-name="T70_12"><text:s/></text:span><text:span text:style-name="T70_13">através</text:span><text:span text:style-name="T70_14"><text:s/></text:span><text:span text:style-name="T70_15">do</text:span><text:span text:style-name="T70_16"><text:s/></text:span><text:span text:style-name="T70_17">Status</text:span><text:span text:style-name="T70_18"><text:s/></text:span><text:span text:style-name="T70_19">Report</text:span><text:span text:style-name="T70_20"><text:s/></text:span><text:span text:style-name="T70_21">Semanal</text:span><text:span text:style-name="T70_22"><text:s/></text:span><text:span text:style-name="T70_23">no</text:span><text:span text:style-name="T70_24"><text:s/></text:span><text:span text:style-name="T70_25">tópico</text:span><text:span text:style-name="T70_26"><text:s/></text:span><text:span text:style-name="T70_27">Sumário</text:span><text:span text:style-name="T70_28"><text:s/></text:span><text:span text:style-name="T70_29">Executivo</text:span><text:span text:style-name="T70_30">.</text:span></text:p>
      <text:p text:style-name="P71"/>
      <text:list text:style-name="LS1" xml:id="list4" text:continue-list="list0">
        <text:list-item>
          <text:h text:style-name="P72" text:outline-level="10"><text:bookmark-start text:name="h.lntobyn1bsj4"/><text:bookmark-end text:name="h.lntobyn1bsj4"/><text:span text:style-name="T72_1">Gestão</text:span><text:span text:style-name="T72_2"><text:s/></text:span><text:span text:style-name="T72_3">de</text:span><text:span text:style-name="T72_4"><text:s/></text:span><text:span text:style-name="T72_5">Riscos</text:span><text:span text:style-name="T72_6"><text:s/></text:span><text:span text:style-name="T72_7">e</text:span><text:span text:style-name="T72_8"><text:s/></text:span><text:span text:style-name="T72_9">Problemas</text:span></text:h>
        </text:list-item>
      </text:list>
      <text:p text:style-name="P73"><text:span text:style-name="T73_1">Link</text:span><text:span text:style-name="T73_2"><text:s/></text:span><text:span text:style-name="T73_3">para</text:span><text:span text:style-name="T73_4"><text:s/></text:span><text:span text:style-name="T73_5">a</text:span><text:span text:style-name="T73_6"><text:s/></text:span><text:span text:style-name="T73_7">planilha</text:span><text:span text:style-name="T73_8"><text:s/></text:span><text:span text:style-name="T73_9">de</text:span><text:span text:style-name="T73_10"><text:s/></text:span><text:span text:style-name="T73_11">Riscos</text:span><text:span text:style-name="T73_12"><text:s/></text:span><text:span text:style-name="T73_13">do</text:span><text:span text:style-name="T73_14"><text:s/></text:span><text:span text:style-name="T73_15">projeto</text:span><text:span text:style-name="T73_16">.</text:span></text:p>
      <text:p text:style-name="P74"/>
      <text:list text:style-name="LS1" xml:id="list5" text:continue-list="list0">
        <text:list-item>
          <text:h text:style-name="P75" text:outline-level="10"><text:bookmark-start text:name="h.1h3ni64rd94m"/><text:bookmark-end text:name="h.1h3ni64rd94m"/><text:span text:style-name="T75_1">Gestão</text:span><text:span text:style-name="T75_2"><text:s/></text:span><text:span text:style-name="T75_3">da</text:span><text:span text:style-name="T75_4"><text:s/></text:span><text:span text:style-name="T75_5">Comunicação</text:span></text:h>
        </text:list-item>
      </text:list>
      <text:p text:style-name="P76"><text:span text:style-name="T76_1">[</text:span><text:span text:style-name="T76_2">Defina</text:span><text:span text:style-name="T76_3"><text:s/></text:span><text:span text:style-name="T76_4">como</text:span><text:span text:style-name="T76_5"><text:s/></text:span><text:span text:style-name="T76_6">a</text:span><text:span text:style-name="T76_7"><text:s/></text:span><text:span text:style-name="T76_8">comunicação</text:span><text:span text:style-name="T76_9"><text:s/></text:span><text:span text:style-name="T76_10">de</text:span><text:span text:style-name="T76_11"><text:s/></text:span><text:span text:style-name="T76_12">atividades</text:span><text:span text:style-name="T76_13"><text:s/></text:span><text:span text:style-name="T76_14">críticas</text:span><text:span text:style-name="T76_15"><text:s/></text:span><text:span text:style-name="T76_16">e</text:span><text:span text:style-name="T76_17"><text:s/>/<text:s/></text:span><text:span text:style-name="T76_18">ou</text:span><text:span text:style-name="T76_19"><text:s/></text:span><text:span text:style-name="T76_20">em</text:span><text:span text:style-name="T76_21"><text:s/></text:span><text:span text:style-name="T76_22">progresso</text:span><text:span text:style-name="T76_23"><text:s/></text:span><text:span text:style-name="T76_24">acontecerá</text:span><text:span text:style-name="T76_25"><text:s/></text:span><text:span text:style-name="T76_26">durante</text:span><text:span text:style-name="T76_27"><text:s/></text:span><text:span text:style-name="T76_28">a</text:span><text:span text:style-name="T76_29"><text:s/></text:span><text:span text:style-name="T76_30">fase</text:span><text:span text:style-name="T76_31"><text:s/></text:span><text:span text:style-name="T76_32">da</text:span><text:span text:style-name="T76_33"><text:s/></text:span><text:span text:style-name="T76_34">execução</text:span><text:span text:style-name="T76_35"><text:s/></text:span><text:span text:style-name="T76_36">do</text:span><text:span text:style-name="T76_37"><text:s/></text:span><text:span text:style-name="T76_38">projeto</text:span><text:span text:style-name="T76_39">.<text:s/></text:span><text:span text:style-name="T76_40">Os</text:span><text:span text:style-name="T76_41"><text:s/></text:span><text:span text:style-name="T76_42">seguintes</text:span><text:span text:style-name="T76_43"><text:s/></text:span><text:span text:style-name="T76_44">itens</text:span><text:span text:style-name="T76_45"><text:s/></text:span><text:span text:style-name="T76_46">devem</text:span><text:span text:style-name="T76_47"><text:s/></text:span><text:span text:style-name="T76_48">ser</text:span><text:span text:style-name="T76_49"><text:s/></text:span><text:span text:style-name="T76_50">identificados</text:span><text:span text:style-name="T76_51">:<text:s/></text:span><text:span text:style-name="T76_52">O</text:span><text:span text:style-name="T76_53"><text:s/></text:span><text:span text:style-name="T76_54">que</text:span><text:span text:style-name="T76_55">;<text:s/></text:span><text:span text:style-name="T76_56">Quando</text:span><text:span text:style-name="T76_57">;<text:s/></text:span><text:span text:style-name="T76_58">Como</text:span><text:span text:style-name="T76_59">;<text:s/></text:span><text:span text:style-name="T76_60">Para</text:span><text:span text:style-name="T76_61"><text:s/></text:span><text:span text:style-name="T76_62">Quem</text:span><text:span text:style-name="T76_63">.<text:s/>]</text:span></text:p>
      <text:p text:style-name="P77"><text:span text:style-name="T77_1">A</text:span><text:span text:style-name="T77_2"><text:s/></text:span><text:span text:style-name="T77_3">estratégia</text:span><text:span text:style-name="T77_4"><text:s/></text:span><text:span text:style-name="T77_5">de</text:span><text:span text:style-name="T77_6"><text:s/></text:span><text:span text:style-name="T77_7">comunicação</text:span><text:span text:style-name="T77_8"><text:s/></text:span><text:span text:style-name="T77_9">está</text:span><text:span text:style-name="T77_10"><text:s/></text:span><text:span text:style-name="T77_11">detalhada</text:span><text:span text:style-name="T77_12"><text:s/></text:span><text:span text:style-name="T77_13">na</text:span><text:span text:style-name="T77_14"><text:s/></text:span><text:span text:style-name="T77_15">Matriz</text:span><text:span text:style-name="T77_16"><text:s/></text:span><text:span text:style-name="T77_17">de</text:span><text:span text:style-name="T77_18"><text:s/></text:span><text:span text:style-name="T77_19">Comunicação</text:span><text:span text:style-name="T77_20"><text:s/></text:span><text:span text:style-name="T77_21">em</text:span><text:span text:style-name="T77_22"><text:s/></text:span><text:span text:style-name="T77_23">anexo</text:span><text:span text:style-name="T77_24">.</text:span></text:p>
      <text:p text:style-name="P78"/>
      <text:p text:style-name="P79"/>
      <text:list text:style-name="LS1" xml:id="list6" text:continue-list="list0">
        <text:list-item>
          <text:h text:style-name="P80" text:outline-level="10"><text:bookmark-start text:name="h.3znysh7"/><text:bookmark-end text:name="h.3znysh7"/><text:span text:style-name="T80_1">Gestão</text:span><text:span text:style-name="T80_2"><text:s/></text:span><text:span text:style-name="T80_3">de</text:span><text:span text:style-name="T80_4"><text:s/></text:span><text:span text:style-name="T80_5">mudança</text:span><text:span text:style-name="T80_6"><text:s/></text:span><text:span text:style-name="T80_7">de</text:span><text:span text:style-name="T80_8"><text:s/></text:span><text:span text:style-name="T80_9">Escopo</text:span></text:h>
        </text:list-item>
      </text:list>
      <text:p text:style-name="P81"><text:span text:style-name="T81_1">Toda</text:span><text:span text:style-name="T81_2"><text:s/></text:span><text:span text:style-name="T81_3">mudança</text:span><text:span text:style-name="T81_4"><text:s/></text:span><text:span text:style-name="T81_5">deverá</text:span><text:span text:style-name="T81_6"><text:s/></text:span><text:span text:style-name="T81_7">ser</text:span><text:span text:style-name="T81_8"><text:s/></text:span><text:span text:style-name="T81_9">solicitada</text:span><text:span text:style-name="T81_10"><text:s/></text:span><text:span text:style-name="T81_11">através</text:span><text:span text:style-name="T81_12"><text:s/></text:span><text:span text:style-name="T81_13">d</text:span><text:span text:style-name="T81_14">o</text:span><text:span text:style-name="T81_15"><text:s/></text:span><text:span text:style-name="T81_16">Documento</text:span><text:span text:style-name="T81_17"><text:s/></text:span><text:span text:style-name="T81_18">de</text:span><text:span text:style-name="T81_19"><text:s/></text:span><text:span text:style-name="T81_20">Solicitação</text:span><text:span text:style-name="T81_21"><text:s/></text:span><text:span text:style-name="T81_22">de</text:span><text:span text:style-name="T81_23"><text:s/></text:span><text:span text:style-name="T81_24">Mudança</text:span><text:span text:style-name="T81_25"><text:s/></text:span><text:span text:style-name="T81_26">e</text:span><text:span text:style-name="T81_27"><text:s/></text:span><text:span text:style-name="T81_28">enviada</text:span><text:span text:style-name="T81_29"><text:s/></text:span><text:span text:style-name="T81_30">ao</text:span><text:span text:style-name="T81_31"><text:s/></text:span><text:span text:style-name="T81_32">Gerente</text:span><text:span text:style-name="T81_33"><text:s/></text:span><text:span text:style-name="T81_34">de</text:span><text:span text:style-name="T81_35"><text:s/></text:span><text:span text:style-name="T81_36">Manutenção</text:span><text:span text:style-name="T81_37"><text:s/></text:span><text:span text:style-name="T81_38">por</text:span><text:span text:style-name="T81_39"><text:s/></text:span><text:span text:style-name="T81_40">e</text:span><text:span text:style-name="T81_41">-</text:span><text:span text:style-name="T81_42">mail</text:span><text:span text:style-name="T81_43">,<text:s/></text:span><text:span text:style-name="T81_44">que</text:span><text:span text:style-name="T81_45"><text:s/></text:span><text:span text:style-name="T81_46">irá</text:span><text:span text:style-name="T81_47"><text:s/></text:span><text:span text:style-name="T81_48">então</text:span><text:span text:style-name="T81_49"><text:s/></text:span><text:span text:style-name="T81_50">realizar</text:span><text:span text:style-name="T81_51"><text:s/></text:span><text:span text:style-name="T81_52">a</text:span><text:span text:style-name="T81_53"><text:s/></text:span><text:span text:style-name="T81_54">Análise</text:span><text:span text:style-name="T81_55"><text:s/></text:span><text:span text:style-name="T81_56">de</text:span><text:span text:style-name="T81_57"><text:s/></text:span><text:span text:style-name="T81_58">Impacto</text:span><text:span text:style-name="T81_59"><text:s/></text:span><text:span text:style-name="T81_60">da</text:span><text:span text:style-name="T81_61"><text:s/></text:span><text:span text:style-name="T81_62">mudança</text:span><text:span text:style-name="T81_63"><text:s/></text:span><text:span text:style-name="T81_64">e</text:span><text:span text:style-name="T81_65"><text:s/></text:span><text:span text:style-name="T81_66">criar</text:span><text:span text:style-name="T81_67"><text:s/></text:span><text:span text:style-name="T81_68">uma</text:span><text:span text:style-name="T81_69"><text:s/></text:span><text:span text:style-name="T81_70">Issue</text:span><text:span text:style-name="T81_71"><text:s/></text:span><text:span text:style-name="T81_72">correspondente</text:span><text:span text:style-name="T81_73"><text:s/></text:span><text:span text:style-name="T81_74">na</text:span><text:span text:style-name="T81_75"><text:s/></text:span><text:span text:style-name="T81_76">ferramenta</text:span><text:span text:style-name="T81_77"><text:s/></text:span><text:span text:style-name="T81_78">do</text:span><text:span text:style-name="T81_79"><text:s/></text:span><text:span text:style-name="T81_80">GitHub</text:span><text:span text:style-name="T81_81">.<text:s/></text:span><text:span text:style-name="T81_82">A</text:span><text:span text:style-name="T81_83"><text:s/></text:span><text:span text:style-name="T81_84">rastreabilidade</text:span><text:span text:style-name="T81_85"><text:s/></text:span><text:span text:style-name="T81_86">do</text:span><text:span text:style-name="T81_87"><text:s/></text:span><text:span text:style-name="T81_88">que</text:span><text:span text:style-name="T81_89"><text:s/></text:span><text:span text:style-name="T81_90">será</text:span><text:span text:style-name="T81_91"><text:s/></text:span><text:span text:style-name="T81_92">alterado</text:span><text:span text:style-name="T81_93"><text:s/></text:span><text:span text:style-name="T81_94">em</text:span><text:span text:style-name="T81_95"><text:s/></text:span><text:span text:style-name="T81_96">relação</text:span><text:span text:style-name="T81_97"><text:s/></text:span><text:span text:style-name="T81_98">ao</text:span><text:span text:style-name="T81_99"><text:s/></text:span><text:span text:style-name="T81_100">que</text:span><text:span text:style-name="T81_101"><text:s/></text:span><text:span text:style-name="T81_102">era</text:span><text:span text:style-name="T81_103"><text:s/></text:span><text:span text:style-name="T81_104">antes</text:span><text:span text:style-name="T81_105"><text:s/></text:span><text:span text:style-name="T81_106">será</text:span><text:span text:style-name="T81_107"><text:s/></text:span><text:span text:style-name="T81_108">feita</text:span><text:span text:style-name="T81_109"><text:s/></text:span><text:span text:style-name="T81_110">pela</text:span><text:span text:style-name="T81_111"><text:s/></text:span><text:span text:style-name="T81_112">ferramenta</text:span><text:span text:style-name="T81_113"><text:s/></text:span><text:span text:style-name="T81_114">de</text:span><text:span text:style-name="T81_115"><text:s/></text:span><text:span text:style-name="T81_116">controle</text:span><text:span text:style-name="T81_117"><text:s/></text:span><text:span text:style-name="T81_118">de</text:span><text:span text:style-name="T81_119"><text:s/></text:span><text:span text:style-name="T81_120">versão</text:span><text:span text:style-name="T81_121">,<text:s/></text:span><text:span text:style-name="T81_122">o</text:span><text:span text:style-name="T81_123"><text:s/></text:span><text:span text:style-name="T81_124">Git</text:span><text:span text:style-name="T81_125">,,<text:s/></text:span><text:span text:style-name="T81_126">e</text:span><text:span text:style-name="T81_127"><text:s/></text:span><text:span text:style-name="T81_128">gerenciada</text:span><text:span text:style-name="T81_129"><text:s/></text:span><text:span text:style-name="T81_130">pelas</text:span><text:span text:style-name="T81_131"><text:s/></text:span><text:span text:style-name="T81_132">Issues</text:span><text:span text:style-name="T81_133"><text:s/></text:span><text:span text:style-name="T81_134">dos</text:span><text:span text:style-name="T81_135"><text:s/></text:span><text:span text:style-name="T81_136">issues</text:span><text:span text:style-name="T81_137">,<text:s/></text:span><text:span text:style-name="T81_138">com</text:span><text:span text:style-name="T81_139"><text:s/></text:span><text:span text:style-name="T81_140">o</text:span><text:span text:style-name="T81_141"><text:s/></text:span><text:span text:style-name="T81_142">histórico</text:span><text:span text:style-name="T81_143"><text:s/></text:span><text:span text:style-name="T81_144">de</text:span><text:span text:style-name="T81_145"><text:s/></text:span><text:span text:style-name="T81_146">todas</text:span><text:span text:style-name="T81_147"><text:s/></text:span><text:span text:style-name="T81_148">as</text:span><text:span text:style-name="T81_149"><text:s/></text:span><text:span text:style-name="T81_150">manutenções</text:span><text:span text:style-name="T81_151"><text:s/></text:span><text:span text:style-name="T81_152">feitas</text:span><text:span text:style-name="T81_153">.</text:span></text:p>
      <text:p text:style-name="P82"><text:bookmark-start text:name="h.2et92p0"/><text:bookmark-end text:name="h.2et92p0"/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Cambria" svg:font-family="Cambria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-0.762cm" fo:line-height="100%" fo:margin-top="0.212cm" fo:margin-bottom="0cm" fo:margin-left="0.762cm" fo:keep-with-next="always" fo:keep-together="always" style:writing-mode="lr-tb"/>
      <style:text-properties fo:color="#3660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-1.016cm" fo:line-height="100%" fo:margin-top="0.071cm" fo:margin-bottom="0cm" fo:margin-left="1.016cm" fo:keep-with-next="always" fo:keep-together="always" style:writing-mode="lr-tb"/>
      <style:text-properties fo:color="#366091" style:font-name="Cambria" fo:font-size="13pt" style:font-name-asian="Cambria" style:font-size-asian="13pt" style:font-name-complex="Cambria" style:font-size-complex="13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text-indent="-1.27cm" fo:line-height="100%" fo:margin-top="0.212cm" fo:margin-bottom="0cm" fo:margin-left="1.27cm" fo:keep-with-next="always" fo:keep-together="always" style:writing-mode="lr-tb"/>
      <style:text-properties fo:color="#3660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text-indent="-1.524cm" fo:line-height="100%" fo:margin-top="0.071cm" fo:margin-bottom="0cm" fo:margin-left="1.524cm" fo:keep-with-next="always" fo:keep-together="always" style:writing-mode="lr-tb"/>
      <style:text-properties fo:font-style="italic" style:font-style-asian="italic" style:font-style-complex="italic" fo:color="#366091" style:font-name="Cambria" fo:font-size="11pt" style:font-name-asian="Cambria" style:font-size-asian="11pt" style:font-name-complex="Cambria" style:font-size-complex="11pt" fo:font-weight="normal" style:font-weight-asian="normal" style:font-weight-complex="normal"/>
    </style:style>
    <style:style style:name="Heading_20_5" style:display-name="Heading 5" style:family="paragraph" style:parent-style-name="Standard">
      <style:paragraph-properties fo:break-before="auto" fo:text-indent="-1.778cm" fo:line-height="100%" fo:margin-top="0.071cm" fo:margin-bottom="0cm" fo:margin-left="1.778cm" fo:keep-with-next="always" fo:keep-together="always" style:writing-mode="lr-tb"/>
      <style:text-properties fo:color="#366091" style:font-name="Cambria" fo:font-size="11pt" style:font-name-asian="Cambria" style:font-size-asian="11pt" style:font-name-complex="Cambria" style:font-size-complex="11pt" fo:font-weight="normal" style:font-weight-asian="normal" style:font-weight-complex="normal"/>
    </style:style>
    <style:style style:name="Heading_20_6" style:display-name="Heading 6" style:family="paragraph" style:parent-style-name="Standard">
      <style:paragraph-properties fo:break-before="auto" fo:text-indent="-2.032cm" fo:line-height="100%" fo:margin-top="0.071cm" fo:margin-bottom="0cm" fo:margin-left="2.032cm" fo:keep-with-next="always" fo:keep-together="always" style:writing-mode="lr-tb"/>
      <style:text-properties fo:color="#243f61" style:font-name="Cambria" fo:font-size="11pt" style:font-name-asian="Cambria" style:font-size-asian="11pt" style:font-name-complex="Cambria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cm" fo:margin-bottom="0cm" fo:keep-with-next="always" fo:keep-together="always" style:writing-mode="lr-tb"/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list-style style:name="LS1">
      <text:list-level-style-number style:num-format="1" text:style-name="List1Level0" text:level="1">
        <style:list-level-properties text:space-before="0.635cm" text:min-label-width="0.127cm" fo:text-align="start"/>
      </text:list-level-style-number>
      <text:list-level-style-number style:num-format="1" text:display-levels="2" text:style-name="List1Level1" text:level="2">
        <style:list-level-properties text:space-before="1.905cm" text:min-label-width="-0.889cm" fo:text-align="start"/>
      </text:list-level-style-number>
      <text:list-level-style-number style:num-format="1" text:display-levels="3" text:style-name="List1Level2" text:level="3">
        <style:list-level-properties text:space-before="3.492cm" text:min-label-width="-2.222cm" fo:text-align="start"/>
      </text:list-level-style-number>
      <text:list-level-style-number style:num-format="1" text:display-levels="4" text:style-name="List1Level3" text:level="4">
        <style:list-level-properties text:space-before="4.445cm" text:min-label-width="-2.921cm" fo:text-align="start"/>
      </text:list-level-style-number>
      <text:list-level-style-number style:num-format="1" text:display-levels="5" text:style-name="List1Level4" text:level="5">
        <style:list-level-properties text:space-before="5.715cm" text:min-label-width="-3.937cm" fo:text-align="start"/>
      </text:list-level-style-number>
      <text:list-level-style-number style:num-format="1" text:display-levels="6" text:style-name="List1Level5" text:level="6">
        <style:list-level-properties text:space-before="7.302cm" text:min-label-width="-5.27cm" fo:text-align="start"/>
      </text:list-level-style-number>
      <text:list-level-style-number style:num-format="1" text:display-levels="7" text:style-name="List1Level6" text:level="7">
        <style:list-level-properties text:space-before="8.255cm" text:min-label-width="-5.969cm" fo:text-align="start"/>
      </text:list-level-style-number>
      <text:list-level-style-number style:num-format="1" text:display-levels="8" text:style-name="List1Level7" text:level="8">
        <style:list-level-properties text:space-before="9.525cm" text:min-label-width="-6.985cm" fo:text-align="start"/>
      </text:list-level-style-number>
      <text:list-level-style-number style:num-format="1" text:display-levels="9" text:style-name="List1Level8" text:level="9">
        <style:list-level-properties text:space-before="11.112cm" text:min-label-width="-8.318cm" fo:text-align="start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3cm" fo:padding-right="0cm" fo:margin-right="3cm"/>
      <style:header-style>
        <style:header-footer-properties fo:min-height="1.251cm" fo:margin-bottom="1.251cm" style:dynamic-spacing="true"/>
      </style:header-style>
      <style:footer-style>
        <style:header-footer-properties fo:min-height="1.251cm" fo:margin-top="1.25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center" style:width="11.451cm" fo:margin-left="1.774cm"/>
    </style:style>
    <style:style style:name="Column1" style:family="table-column">
      <style:table-column-properties style:column-width="11.451cm"/>
    </style:style>
    <style:style style:name="Row1" style:family="table-row"/>
    <style:style style:name="Cell1" style:family="table-cell">
      <style:table-cell-properties style:vertical-align="middle" fo:border-top="#000000 0.018cm solid" fo:border-bottom="#000000 0.018cm solid" fo:padding-left="0.203cm" fo:border-left="#000000 0.018cm solid" fo:padding-right="0.203cm" fo:border-right="#000000 0.018cm solid"/>
    </style:style>
    <style:style style:name="P2" style:family="paragraph" style:parent-style-name="Standard">
      <style:paragraph-properties fo:text-align="justify" fo:break-before="auto" fo:text-indent="0cm" fo:line-height="100%" fo:margin-top="1.249cm" fo:margin-bottom="0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00%" fo:margin-top="1.249cm" fo:margin-bottom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2" style:family="table">
      <style:table-properties table:align="center" style:width="16.265cm" fo:margin-left="-0.631cm"/>
    </style:style>
    <style:style style:name="Column2" style:family="table-column">
      <style:table-column-properties style:column-width="6.913cm"/>
    </style:style>
    <style:style style:name="Column3" style:family="table-column">
      <style:table-column-properties style:column-width="9.352cm"/>
    </style:style>
    <style:style style:name="Row2" style:family="table-row"/>
    <style:style style:name="Cell2" style:family="table-cell">
      <style:table-cell-properties style:vertical-align="middle" fo:border-top="#000000 0.018cm solid" fo:border-bottom="#000000 0.009cm solid" fo:padding-left="0.203cm" fo:border-left="#000000 0.009cm solid" fo:padding-right="0.203cm" fo:border-right="#000000 0.009cm solid"/>
    </style:style>
    <style:style style:name="P5" style:family="paragraph" style:parent-style-name="Standard">
      <style:paragraph-properties fo:text-align="left" fo:break-before="auto" fo:text-indent="0cm" fo:line-height="100%" fo:margin-top="0.212cm" fo:margin-bottom="1.249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5_1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middle" fo:border-top="#000000 0.018cm solid" fo:border-bottom="#000000 0.009cm solid" fo:padding-left="0.203cm" fo:border-left="#000000 0.009cm solid" fo:padding-right="0.203cm" fo:border-right="#000000 0.009cm solid"/>
    </style:style>
    <style:style style:name="P6" style:family="paragraph" style:parent-style-name="Standard">
      <style:paragraph-properties fo:text-align="right" fo:break-before="auto" fo:text-indent="0cm" fo:line-height="100%" fo:margin-top="0.212cm" fo:margin-bottom="1.249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6_1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_3" style:family="text">
      <style:text-properties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4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_7" style:family="text">
      <style:text-properties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Row3" style:family="table-row"/>
    <style:style style:name="Cell4" style:family="table-cell">
      <style:table-cell-properties style:vertical-align="middle" fo:border-top="#000000 0.009cm solid" fo:border-bottom="#000000 0.009cm solid" fo:padding-left="0.203cm" fo:border-left="#000000 0.009cm solid" fo:padding-right="0.203cm" fo:border-right="#000000 0.009cm solid"/>
    </style:style>
    <style:style style:name="P7" style:family="paragraph" style:parent-style-name="Standard">
      <style:paragraph-properties fo:text-align="left" fo:break-before="auto" fo:text-indent="0cm" fo:line-height="100%" fo:margin-top="0.212cm" fo:margin-bottom="1.249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middle" fo:border-top="#000000 0.009cm solid" fo:border-bottom="#000000 0.009cm solid" fo:padding-left="0.203cm" fo:border-left="#000000 0.009cm solid" fo:padding-right="0.203cm" fo:border-right="#000000 0.009cm solid"/>
    </style:style>
    <style:style style:name="P8" style:family="paragraph" style:parent-style-name="Standard">
      <style:paragraph-properties fo:text-align="right" fo:break-before="auto" fo:text-indent="0cm" fo:line-height="100%" fo:margin-top="0.212cm" fo:margin-bottom="1.249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00%" fo:margin-top="0cm" fo:margin-bottom="1.249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row table:style-name="Row1">
            <table:table-cell table:style-name="Cell1">
              <text:p text:style-name="P2"><text:span text:style-name="T2_1">Plano</text:span><text:span text:style-name="T2_2"><text:s/></text:span><text:span text:style-name="T2_3">de</text:span><text:span text:style-name="T2_4"><text:s/></text:span><text:span text:style-name="T2_5">gerenciamento</text:span><text:span text:style-name="T2_6"><text:s/></text:span><text:span text:style-name="T2_7">do</text:span><text:span text:style-name="T2_8"><text:s/></text:span><text:span text:style-name="T2_9">projeto</text:span><text:span text:style-name="T2_10"><text:s/>-<text:s/></text:span><text:span text:style-name="T2_11">S</text:span><text:span text:style-name="T2_12">VRI</text:span></text:p>
            </table:table-cell>
          </table:table-row>
        </table:table>
        <text:p text:style-name="P3"/>
      </style:header>
      <style:footer>
        <text:p text:style-name="P4"/>
        <table:table table:style-name="Table2">
          <table:table-column table:style-name="Column2"/>
          <table:table-column table:style-name="Column3"/>
          <table:table-row table:style-name="Row2">
            <table:table-cell table:style-name="Cell2">
              <text:p text:style-name="P5"><text:span text:style-name="T5_1">Plano</text:span><text:span text:style-name="T5_2"><text:s/></text:span><text:span text:style-name="T5_3">de</text:span><text:span text:style-name="T5_4"><text:s/></text:span><text:span text:style-name="T5_5">gerenciamento</text:span><text:span text:style-name="T5_6"><text:s/></text:span><text:span text:style-name="T5_7">do</text:span><text:span text:style-name="T5_8"><text:s/></text:span><text:span text:style-name="T5_9">projeto</text:span><text:span text:style-name="T5_10">.</text:span><text:span text:style-name="T5_11">docx</text:span></text:p>
            </table:table-cell>
            <table:table-cell table:style-name="Cell3">
              <text:p text:style-name="P6"><text:span text:style-name="T6_1">Página</text:span><text:span text:style-name="T6_2"><text:s/></text:span><text:span text:style-name="T6_3"><text:page-number text:select-page="current"/></text:span><text:span text:style-name="T6_4"><text:s/></text:span><text:span text:style-name="T6_5">de</text:span><text:span text:style-name="T6_6"><text:s/></text:span><text:span text:style-name="T6_7"><text:page-count/></text:span></text:p>
            </table:table-cell>
          </table:table-row>
          <table:table-row table:style-name="Row3">
            <table:table-cell table:style-name="Cell4">
              <text:p text:style-name="P7"/>
            </table:table-cell>
            <table:table-cell table:style-name="Cell5">
              <text:p text:style-name="P8"/>
            </table:table-cell>
          </table:table-row>
        </table:table>
        <text:p text:style-name="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